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4.055cm"/>
    </style:style>
    <style:style style:name="co15" style:family="table-column">
      <style:table-column-properties fo:break-before="auto" style:column-width="3.639cm"/>
    </style:style>
    <style:style style:name="co16" style:family="table-column">
      <style:table-column-properties fo:break-before="auto" style:column-width="4.711cm"/>
    </style:style>
    <style:style style:name="co17" style:family="table-column">
      <style:table-column-properties fo:break-before="auto" style:column-width="3.757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3.076cm"/>
    </style:style>
    <style:style style:name="co21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 table:tab-color="#9900ff"/>
    </style:style>
    <style:style style:name="ta2" style:family="table" style:master-page-name="Default">
      <style:table-properties table:display="true" style:writing-mode="lr-tb" table:tab-color="#cc66ff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7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9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'Item List'.$A$2:.$A$21])" table:allow-empty-cell="true" table:display-list="sort-ascending" table:base-cell-address="SFP.B9"/>
        <table:content-validation table:name="val2" table:condition="of:cell-content-is-in-list([$Apartments.$E$2:.$E$130])" table:allow-empty-cell="true" table:display-list="unsorted" table:base-cell-address="SFP.L260"/>
        <table:content-validation table:name="val3" table:condition="of:cell-content-is-in-list([$'Item List'.$A$2:.$A$21])" table:allow-empty-cell="true" table:display-list="sort-ascending" table:base-cell-address="Modem.B60"/>
        <table:content-validation table:name="val4" table:condition="of:cell-content-is-in-list([$'Item List'.$B$2:.$B$21])" table:allow-empty-cell="true" table:display-list="sort-ascending" table:base-cell-address="Switch.B9"/>
      </table:content-validations>
      <table:table table:name="Item List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 calcext:value-type="string">
            <text:p>Item 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tem Code</text:p>
          </table:table-cell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-Link DGS-3130-30S</text:p>
          </table:table-cell>
          <table:table-cell office:value-type="string" calcext:value-type="string">
            <text:p>L3 Switch device, which has ports dedicated per apartment 24x ports for users</text:p>
          </table:table-cell>
          <table:table-cell office:value-type="string" calcext:value-type="string">
            <text:p>SW1</text:p>
          </table:table-cell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-Link DGS-3130-54S</text:p>
          </table:table-cell>
          <table:table-cell office:value-type="string" calcext:value-type="string">
            <text:p>L3 Switch device, which has ports dedicated per apartment 48x ports for users</text:p>
          </table:table-cell>
          <table:table-cell office:value-type="string" calcext:value-type="string">
            <text:p>SW2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-Link DGS-1216</text:p>
          </table:table-cell>
          <table:table-cell office:value-type="string" calcext:value-type="string">
            <text:p>L2 Switch RJ45 for building machines connection</text:p>
          </table:table-cell>
          <table:table-cell/>
        </table:table-row>
        <table:table-row table:style-name="ro3">
          <table:table-cell office:value-type="string" calcext:value-type="string">
            <text:p>SFP1</text:p>
          </table:table-cell>
          <table:table-cell office:value-type="string" calcext:value-type="string">
            <text:p>SFP module</text:p>
          </table:table-cell>
          <table:table-cell table:style-name="ce4" office:value-type="string" calcext:value-type="string">
            <text:p>? transceiver SFP</text:p>
            <text:p>miniGBIC</text:p>
            <text:p>BiDi / LC</text:p>
          </table:table-cell>
          <table:table-cell table:style-name="ce4" office:value-type="string" calcext:value-type="string">
            <text:p>SFP module is plug'ed-in to L3 Switch port and another one to Media Converter</text:p>
          </table:table-cell>
          <table:table-cell office:value-type="string" calcext:value-type="string">
            <text:p>SFP1</text:p>
          </table:table-cell>
        </table:table-row>
        <table:table-row table:style-name="ro2">
          <table:table-cell office:value-type="string" calcext:value-type="string">
            <text:p>MC1</text:p>
          </table:table-cell>
          <table:table-cell office:value-type="string" calcext:value-type="string">
            <text:p>Media Converter</text:p>
          </table:table-cell>
          <table:table-cell office:value-type="string" calcext:value-type="string">
            <text:p>TP-Link</text:p>
            <text:p>MC220L</text:p>
          </table:table-cell>
          <table:table-cell table:style-name="ce5" office:value-type="string" calcext:value-type="string">
            <text:p>used at the appartment to transform a fiber connection to Ethernet (RJ45)</text:p>
          </table:table-cell>
          <table:table-cell office:value-type="string" calcext:value-type="string">
            <text:p>MC1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Zyxel AX7501-B0</text:p>
          </table:table-cell>
          <table:table-cell table:style-name="ce2" office:value-type="string" calcext:value-type="string">
            <text:p>A device to connect to ISP provided internet link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ables</text:p>
          </table:table-cell>
          <table:table-cell table:style-name="Default" office:value-type="string" calcext:value-type="string">
            <text:p>Patch LC/UPD – LC/APC</text:p>
          </table:table-cell>
          <table:table-cell table:style-name="Default" office:value-type="string" calcext:value-type="string">
            <text:p>50 cm optical patch between apt panel and switch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RT1</text:p>
          </table:table-cell>
          <table:table-cell table:style-name="Default" office:value-type="string" calcext:value-type="string">
            <text:p>Router</text:p>
          </table:table-cell>
          <table:table-cell table:style-name="Default" office:value-type="string" calcext:value-type="string">
            <text:p>Ubiquity Edge Router X</text:p>
          </table:table-cell>
          <table:table-cell table:style-name="Default" office:value-type="string" calcext:value-type="string">
            <text:p>Building machines connections</text:p>
          </table:table-cell>
          <table:table-cell table:style-name="Default"/>
        </table:table-row>
      </table:table>
      <table:table table:name="Apartments" table:style-name="ta2" table:print="false">
        <office:forms form:automatic-focus="false" form:apply-design-mode="false"/>
        <table:table-column table:style-name="co4" table:number-columns-repeated="3" table:default-cell-style-name="ce7"/>
        <table:table-column table:style-name="co6" table:default-cell-style-name="ce8"/>
        <table:table-column table:style-name="co7" table:default-cell-style-name="ce8"/>
        <table:table-row table:style-name="ro1">
          <table:table-cell table:style-name="ce6" office:value-type="string" calcext:value-type="string">
            <text:p>BAT</text:p>
          </table:table-cell>
          <table:table-cell table:style-name="ce6" office:value-type="string" calcext:value-type="string">
            <text:p>Floor</text:p>
          </table:table-cell>
          <table:table-cell table:style-name="ce6" office:value-type="string" calcext:value-type="string">
            <text:p>Apartment</text:p>
          </table:table-cell>
          <table:table-cell table:style-name="ce6" office:value-type="string" calcext:value-type="string">
            <text:p>Bat/Apt</text:p>
          </table:table-cell>
          <table:table-cell table:style-name="ce6"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2 01</text:p>
          </table:table-cell>
          <table:table-cell table:formula="of:=&quot;Bat&quot;&amp;[.A2]&amp;&quot;-&quot;&amp;[.C2]" office:value-type="string" office:string-value="Bat1-RI2 01" calcext:value-type="string">
            <text:p>Bat1-RI2 01</text:p>
          </table:table-cell>
          <table:table-cell table:formula="of:=[.A2]&amp;&quot;-&quot;&amp;[.C2]" office:value-type="string" office:string-value="1-RI2 01" calcext:value-type="string">
            <text:p>1-RI2 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2 02</text:p>
          </table:table-cell>
          <table:table-cell table:formula="of:=&quot;Bat&quot;&amp;[.A3]&amp;&quot;-&quot;&amp;[.C3]" office:value-type="string" office:string-value="Bat1-RI2 02" calcext:value-type="string">
            <text:p>Bat1-RI2 02</text:p>
          </table:table-cell>
          <table:table-cell table:formula="of:=[.A3]&amp;&quot;-&quot;&amp;[.C3]" office:value-type="string" office:string-value="1-RI2 02" calcext:value-type="string">
            <text:p>1-RI2 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2 03</text:p>
          </table:table-cell>
          <table:table-cell table:formula="of:=&quot;Bat&quot;&amp;[.A4]&amp;&quot;-&quot;&amp;[.C4]" office:value-type="string" office:string-value="Bat1-RI2 03" calcext:value-type="string">
            <text:p>Bat1-RI2 03</text:p>
          </table:table-cell>
          <table:table-cell table:formula="of:=[.A4]&amp;&quot;-&quot;&amp;[.C4]" office:value-type="string" office:string-value="1-RI2 03" calcext:value-type="string">
            <text:p>1-RI2 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RI1 01</text:p>
          </table:table-cell>
          <table:table-cell table:formula="of:=&quot;Bat&quot;&amp;[.A5]&amp;&quot;-&quot;&amp;[.C5]" office:value-type="string" office:string-value="Bat1-RI1 01" calcext:value-type="string">
            <text:p>Bat1-RI1 01</text:p>
          </table:table-cell>
          <table:table-cell table:formula="of:=[.A5]&amp;&quot;-&quot;&amp;[.C5]" office:value-type="string" office:string-value="1-RI1 01" calcext:value-type="string">
            <text:p>1-RI1 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RI1 02</text:p>
          </table:table-cell>
          <table:table-cell table:formula="of:=&quot;Bat&quot;&amp;[.A6]&amp;&quot;-&quot;&amp;[.C6]" office:value-type="string" office:string-value="Bat1-RI1 02" calcext:value-type="string">
            <text:p>Bat1-RI1 02</text:p>
          </table:table-cell>
          <table:table-cell table:formula="of:=[.A6]&amp;&quot;-&quot;&amp;[.C6]" office:value-type="string" office:string-value="1-RI1 02" calcext:value-type="string">
            <text:p>1-RI1 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RI1 04</text:p>
          </table:table-cell>
          <table:table-cell table:formula="of:=&quot;Bat&quot;&amp;[.A7]&amp;&quot;-&quot;&amp;[.C7]" office:value-type="string" office:string-value="Bat1-RI1 04" calcext:value-type="string">
            <text:p>Bat1-RI1 04</text:p>
          </table:table-cell>
          <table:table-cell table:formula="of:=[.A7]&amp;&quot;-&quot;&amp;[.C7]" office:value-type="string" office:string-value="1-RI1 04" calcext:value-type="string">
            <text:p>1-RI1 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Creche</text:p>
          </table:table-cell>
          <table:table-cell table:formula="of:=&quot;Bat&quot;&amp;[.A8]&amp;&quot;-&quot;&amp;[.C8]" office:value-type="string" office:string-value="Bat1-Creche" calcext:value-type="string">
            <text:p>Bat1-Creche</text:p>
          </table:table-cell>
          <table:table-cell table:formula="of:=[.A8]&amp;&quot;-&quot;&amp;[.C8]" office:value-type="string" office:string-value="1-Creche" calcext:value-type="string">
            <text:p>1-Cre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office:value-type="float" office:value="11" calcext:value-type="float">
            <text:p>11</text:p>
          </table:table-cell>
          <table:table-cell table:formula="of:=&quot;Bat&quot;&amp;[.A9]&amp;&quot;-&quot;&amp;[.C9]" office:value-type="string" office:string-value="Bat1-11" calcext:value-type="string">
            <text:p>Bat1-11</text:p>
          </table:table-cell>
          <table:table-cell table:formula="of:=[.A9]&amp;&quot;-&quot;&amp;[.C9]" office:value-type="string" office:string-value="1-11" calcext:value-type="string">
            <text:p>1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office:value-type="float" office:value="12" calcext:value-type="float">
            <text:p>12</text:p>
          </table:table-cell>
          <table:table-cell table:formula="of:=&quot;Bat&quot;&amp;[.A10]&amp;&quot;-&quot;&amp;[.C10]" office:value-type="string" office:string-value="Bat1-12" calcext:value-type="string">
            <text:p>Bat1-12</text:p>
          </table:table-cell>
          <table:table-cell table:formula="of:=[.A10]&amp;&quot;-&quot;&amp;[.C10]" office:value-type="string" office:string-value="1-12" calcext:value-type="string">
            <text:p>1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office:value-type="float" office:value="13" calcext:value-type="float">
            <text:p>13</text:p>
          </table:table-cell>
          <table:table-cell table:formula="of:=&quot;Bat&quot;&amp;[.A11]&amp;&quot;-&quot;&amp;[.C11]" office:value-type="string" office:string-value="Bat1-13" calcext:value-type="string">
            <text:p>Bat1-13</text:p>
          </table:table-cell>
          <table:table-cell table:formula="of:=[.A11]&amp;&quot;-&quot;&amp;[.C11]" office:value-type="string" office:string-value="1-13" calcext:value-type="string">
            <text:p>1-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office:value-type="float" office:value="14" calcext:value-type="float">
            <text:p>14</text:p>
          </table:table-cell>
          <table:table-cell table:formula="of:=&quot;Bat&quot;&amp;[.A12]&amp;&quot;-&quot;&amp;[.C12]" office:value-type="string" office:string-value="Bat1-14" calcext:value-type="string">
            <text:p>Bat1-14</text:p>
          </table:table-cell>
          <table:table-cell table:formula="of:=[.A12]&amp;&quot;-&quot;&amp;[.C12]" office:value-type="string" office:string-value="1-14" calcext:value-type="string">
            <text:p>1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float" office:value="21" calcext:value-type="float">
            <text:p>21</text:p>
          </table:table-cell>
          <table:table-cell table:formula="of:=&quot;Bat&quot;&amp;[.A13]&amp;&quot;-&quot;&amp;[.C13]" office:value-type="string" office:string-value="Bat1-21" calcext:value-type="string">
            <text:p>Bat1-21</text:p>
          </table:table-cell>
          <table:table-cell table:formula="of:=[.A13]&amp;&quot;-&quot;&amp;[.C13]" office:value-type="string" office:string-value="1-21" calcext:value-type="string">
            <text:p>1-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float" office:value="22" calcext:value-type="float">
            <text:p>22</text:p>
          </table:table-cell>
          <table:table-cell table:formula="of:=&quot;Bat&quot;&amp;[.A14]&amp;&quot;-&quot;&amp;[.C14]" office:value-type="string" office:string-value="Bat1-22" calcext:value-type="string">
            <text:p>Bat1-22</text:p>
          </table:table-cell>
          <table:table-cell table:formula="of:=[.A14]&amp;&quot;-&quot;&amp;[.C14]" office:value-type="string" office:string-value="1-22" calcext:value-type="string">
            <text:p>1-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float" office:value="23" calcext:value-type="float">
            <text:p>23</text:p>
          </table:table-cell>
          <table:table-cell table:formula="of:=&quot;Bat&quot;&amp;[.A15]&amp;&quot;-&quot;&amp;[.C15]" office:value-type="string" office:string-value="Bat1-23" calcext:value-type="string">
            <text:p>Bat1-23</text:p>
          </table:table-cell>
          <table:table-cell table:formula="of:=[.A15]&amp;&quot;-&quot;&amp;[.C15]" office:value-type="string" office:string-value="1-23" calcext:value-type="string">
            <text:p>1-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float" office:value="24" calcext:value-type="float">
            <text:p>24</text:p>
          </table:table-cell>
          <table:table-cell table:formula="of:=&quot;Bat&quot;&amp;[.A16]&amp;&quot;-&quot;&amp;[.C16]" office:value-type="string" office:string-value="Bat1-24" calcext:value-type="string">
            <text:p>Bat1-24</text:p>
          </table:table-cell>
          <table:table-cell table:formula="of:=[.A16]&amp;&quot;-&quot;&amp;[.C16]" office:value-type="string" office:string-value="1-24" calcext:value-type="string">
            <text:p>1-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office:value-type="float" office:value="31" calcext:value-type="float">
            <text:p>31</text:p>
          </table:table-cell>
          <table:table-cell table:formula="of:=&quot;Bat&quot;&amp;[.A17]&amp;&quot;-&quot;&amp;[.C17]" office:value-type="string" office:string-value="Bat1-31" calcext:value-type="string">
            <text:p>Bat1-31</text:p>
          </table:table-cell>
          <table:table-cell table:formula="of:=[.A17]&amp;&quot;-&quot;&amp;[.C17]" office:value-type="string" office:string-value="1-31" calcext:value-type="string">
            <text:p>1-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office:value-type="float" office:value="32" calcext:value-type="float">
            <text:p>32</text:p>
          </table:table-cell>
          <table:table-cell table:formula="of:=&quot;Bat&quot;&amp;[.A18]&amp;&quot;-&quot;&amp;[.C18]" office:value-type="string" office:string-value="Bat1-32" calcext:value-type="string">
            <text:p>Bat1-32</text:p>
          </table:table-cell>
          <table:table-cell table:formula="of:=[.A18]&amp;&quot;-&quot;&amp;[.C18]" office:value-type="string" office:string-value="1-32" calcext:value-type="string">
            <text:p>1-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office:value-type="float" office:value="33" calcext:value-type="float">
            <text:p>33</text:p>
          </table:table-cell>
          <table:table-cell table:formula="of:=&quot;Bat&quot;&amp;[.A19]&amp;&quot;-&quot;&amp;[.C19]" office:value-type="string" office:string-value="Bat1-33" calcext:value-type="string">
            <text:p>Bat1-33</text:p>
          </table:table-cell>
          <table:table-cell table:formula="of:=[.A19]&amp;&quot;-&quot;&amp;[.C19]" office:value-type="string" office:string-value="1-33" calcext:value-type="string">
            <text:p>1-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office:value-type="float" office:value="34" calcext:value-type="float">
            <text:p>34</text:p>
          </table:table-cell>
          <table:table-cell table:formula="of:=&quot;Bat&quot;&amp;[.A20]&amp;&quot;-&quot;&amp;[.C20]" office:value-type="string" office:string-value="Bat1-34" calcext:value-type="string">
            <text:p>Bat1-34</text:p>
          </table:table-cell>
          <table:table-cell table:formula="of:=[.A20]&amp;&quot;-&quot;&amp;[.C20]" office:value-type="string" office:string-value="1-34" calcext:value-type="string">
            <text:p>1-34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L.Quartier</text:p>
          </table:table-cell>
          <table:table-cell table:formula="of:=&quot;Bat&quot;&amp;[.A21]&amp;&quot;-&quot;&amp;[.C21]" office:value-type="string" office:string-value="Bat3A-L.Quartier" calcext:value-type="string">
            <text:p>Bat3A-L.Quartier</text:p>
          </table:table-cell>
          <table:table-cell table:formula="of:=[.A21]&amp;&quot;-&quot;&amp;[.C21]" office:value-type="string" office:string-value="3A-L.Quartier" calcext:value-type="string">
            <text:p>3A-L.Quartier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22]&amp;&quot;-&quot;&amp;[.C22]" office:value-type="string" office:string-value="Bat3A-21" calcext:value-type="string">
            <text:p>Bat3A-21</text:p>
          </table:table-cell>
          <table:table-cell table:formula="of:=[.A22]&amp;&quot;-&quot;&amp;[.C22]" office:value-type="string" office:string-value="3A-21" calcext:value-type="string">
            <text:p>3A-21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23]&amp;&quot;-&quot;&amp;[.C23]" office:value-type="string" office:string-value="Bat3A-22" calcext:value-type="string">
            <text:p>Bat3A-22</text:p>
          </table:table-cell>
          <table:table-cell table:formula="of:=[.A23]&amp;&quot;-&quot;&amp;[.C23]" office:value-type="string" office:string-value="3A-22" calcext:value-type="string">
            <text:p>3A-22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5</text:p>
          </table:table-cell>
          <table:table-cell office:value-type="float" office:value="31" calcext:value-type="float">
            <text:p>31</text:p>
          </table:table-cell>
          <table:table-cell table:formula="of:=&quot;Bat&quot;&amp;[.A24]&amp;&quot;-&quot;&amp;[.C24]" office:value-type="string" office:string-value="Bat3A-31" calcext:value-type="string">
            <text:p>Bat3A-31</text:p>
          </table:table-cell>
          <table:table-cell table:formula="of:=[.A24]&amp;&quot;-&quot;&amp;[.C24]" office:value-type="string" office:string-value="3A-31" calcext:value-type="string">
            <text:p>3A-31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5</text:p>
          </table:table-cell>
          <table:table-cell office:value-type="float" office:value="32" calcext:value-type="float">
            <text:p>32</text:p>
          </table:table-cell>
          <table:table-cell table:formula="of:=&quot;Bat&quot;&amp;[.A25]&amp;&quot;-&quot;&amp;[.C25]" office:value-type="string" office:string-value="Bat3A-32" calcext:value-type="string">
            <text:p>Bat3A-32</text:p>
          </table:table-cell>
          <table:table-cell table:formula="of:=[.A25]&amp;&quot;-&quot;&amp;[.C25]" office:value-type="string" office:string-value="3A-32" calcext:value-type="string">
            <text:p>3A-32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6</text:p>
          </table:table-cell>
          <table:table-cell office:value-type="float" office:value="41" calcext:value-type="float">
            <text:p>41</text:p>
          </table:table-cell>
          <table:table-cell table:formula="of:=&quot;Bat&quot;&amp;[.A26]&amp;&quot;-&quot;&amp;[.C26]" office:value-type="string" office:string-value="Bat3A-41" calcext:value-type="string">
            <text:p>Bat3A-41</text:p>
          </table:table-cell>
          <table:table-cell table:formula="of:=[.A26]&amp;&quot;-&quot;&amp;[.C26]" office:value-type="string" office:string-value="3A-41" calcext:value-type="string">
            <text:p>3A-41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6</text:p>
          </table:table-cell>
          <table:table-cell office:value-type="float" office:value="42" calcext:value-type="float">
            <text:p>42</text:p>
          </table:table-cell>
          <table:table-cell table:formula="of:=&quot;Bat&quot;&amp;[.A27]&amp;&quot;-&quot;&amp;[.C27]" office:value-type="string" office:string-value="Bat3A-42" calcext:value-type="string">
            <text:p>Bat3A-42</text:p>
          </table:table-cell>
          <table:table-cell table:formula="of:=[.A27]&amp;&quot;-&quot;&amp;[.C27]" office:value-type="string" office:string-value="3A-42" calcext:value-type="string">
            <text:p>3A-42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7</text:p>
          </table:table-cell>
          <table:table-cell office:value-type="float" office:value="51" calcext:value-type="float">
            <text:p>51</text:p>
          </table:table-cell>
          <table:table-cell table:formula="of:=&quot;Bat&quot;&amp;[.A28]&amp;&quot;-&quot;&amp;[.C28]" office:value-type="string" office:string-value="Bat3A-51" calcext:value-type="string">
            <text:p>Bat3A-51</text:p>
          </table:table-cell>
          <table:table-cell table:formula="of:=[.A28]&amp;&quot;-&quot;&amp;[.C28]" office:value-type="string" office:string-value="3A-51" calcext:value-type="string">
            <text:p>3A-51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N7</text:p>
          </table:table-cell>
          <table:table-cell office:value-type="float" office:value="52" calcext:value-type="float">
            <text:p>52</text:p>
          </table:table-cell>
          <table:table-cell table:formula="of:=&quot;Bat&quot;&amp;[.A29]&amp;&quot;-&quot;&amp;[.C29]" office:value-type="string" office:string-value="Bat3A-52" calcext:value-type="string">
            <text:p>Bat3A-52</text:p>
          </table:table-cell>
          <table:table-cell table:formula="of:=[.A29]&amp;&quot;-&quot;&amp;[.C29]" office:value-type="string" office:string-value="3A-52" calcext:value-type="string">
            <text:p>3A-52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30]&amp;&quot;-&quot;&amp;[.C30]" office:value-type="string" office:string-value="Bat3B-01" calcext:value-type="string">
            <text:p>Bat3B-01</text:p>
          </table:table-cell>
          <table:table-cell table:formula="of:=[.A30]&amp;&quot;-&quot;&amp;[.C30]" office:value-type="string" office:string-value="3B-01" calcext:value-type="string">
            <text:p>3B-0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31]&amp;&quot;-&quot;&amp;[.C31]" office:value-type="string" office:string-value="Bat3B-11" calcext:value-type="string">
            <text:p>Bat3B-11</text:p>
          </table:table-cell>
          <table:table-cell table:formula="of:=[.A31]&amp;&quot;-&quot;&amp;[.C31]" office:value-type="string" office:string-value="3B-11" calcext:value-type="string">
            <text:p>3B-1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32]&amp;&quot;-&quot;&amp;[.C32]" office:value-type="string" office:string-value="Bat3B-12" calcext:value-type="string">
            <text:p>Bat3B-12</text:p>
          </table:table-cell>
          <table:table-cell table:formula="of:=[.A32]&amp;&quot;-&quot;&amp;[.C32]" office:value-type="string" office:string-value="3B-12" calcext:value-type="string">
            <text:p>3B-12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33]&amp;&quot;-&quot;&amp;[.C33]" office:value-type="string" office:string-value="Bat3B-21" calcext:value-type="string">
            <text:p>Bat3B-21</text:p>
          </table:table-cell>
          <table:table-cell table:formula="of:=[.A33]&amp;&quot;-&quot;&amp;[.C33]" office:value-type="string" office:string-value="3B-21" calcext:value-type="string">
            <text:p>3B-2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34]&amp;&quot;-&quot;&amp;[.C34]" office:value-type="string" office:string-value="Bat3B-22" calcext:value-type="string">
            <text:p>Bat3B-22</text:p>
          </table:table-cell>
          <table:table-cell table:formula="of:=[.A34]&amp;&quot;-&quot;&amp;[.C34]" office:value-type="string" office:string-value="3B-22" calcext:value-type="string">
            <text:p>3B-22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5</text:p>
          </table:table-cell>
          <table:table-cell office:value-type="float" office:value="31" calcext:value-type="float">
            <text:p>31</text:p>
          </table:table-cell>
          <table:table-cell table:formula="of:=&quot;Bat&quot;&amp;[.A35]&amp;&quot;-&quot;&amp;[.C35]" office:value-type="string" office:string-value="Bat3B-31" calcext:value-type="string">
            <text:p>Bat3B-31</text:p>
          </table:table-cell>
          <table:table-cell table:formula="of:=[.A35]&amp;&quot;-&quot;&amp;[.C35]" office:value-type="string" office:string-value="3B-31" calcext:value-type="string">
            <text:p>3B-3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5</text:p>
          </table:table-cell>
          <table:table-cell office:value-type="float" office:value="32" calcext:value-type="float">
            <text:p>32</text:p>
          </table:table-cell>
          <table:table-cell table:formula="of:=&quot;Bat&quot;&amp;[.A36]&amp;&quot;-&quot;&amp;[.C36]" office:value-type="string" office:string-value="Bat3B-32" calcext:value-type="string">
            <text:p>Bat3B-32</text:p>
          </table:table-cell>
          <table:table-cell table:formula="of:=[.A36]&amp;&quot;-&quot;&amp;[.C36]" office:value-type="string" office:string-value="3B-32" calcext:value-type="string">
            <text:p>3B-32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6</text:p>
          </table:table-cell>
          <table:table-cell office:value-type="float" office:value="41" calcext:value-type="float">
            <text:p>41</text:p>
          </table:table-cell>
          <table:table-cell table:formula="of:=&quot;Bat&quot;&amp;[.A37]&amp;&quot;-&quot;&amp;[.C37]" office:value-type="string" office:string-value="Bat3B-41" calcext:value-type="string">
            <text:p>Bat3B-41</text:p>
          </table:table-cell>
          <table:table-cell table:formula="of:=[.A37]&amp;&quot;-&quot;&amp;[.C37]" office:value-type="string" office:string-value="3B-41" calcext:value-type="string">
            <text:p>3B-4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6</text:p>
          </table:table-cell>
          <table:table-cell office:value-type="float" office:value="42" calcext:value-type="float">
            <text:p>42</text:p>
          </table:table-cell>
          <table:table-cell table:formula="of:=&quot;Bat&quot;&amp;[.A38]&amp;&quot;-&quot;&amp;[.C38]" office:value-type="string" office:string-value="Bat3B-42" calcext:value-type="string">
            <text:p>Bat3B-42</text:p>
          </table:table-cell>
          <table:table-cell table:formula="of:=[.A38]&amp;&quot;-&quot;&amp;[.C38]" office:value-type="string" office:string-value="3B-42" calcext:value-type="string">
            <text:p>3B-42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7</text:p>
          </table:table-cell>
          <table:table-cell office:value-type="float" office:value="51" calcext:value-type="float">
            <text:p>51</text:p>
          </table:table-cell>
          <table:table-cell table:formula="of:=&quot;Bat&quot;&amp;[.A39]&amp;&quot;-&quot;&amp;[.C39]" office:value-type="string" office:string-value="Bat3B-51" calcext:value-type="string">
            <text:p>Bat3B-51</text:p>
          </table:table-cell>
          <table:table-cell table:formula="of:=[.A39]&amp;&quot;-&quot;&amp;[.C39]" office:value-type="string" office:string-value="3B-51" calcext:value-type="string">
            <text:p>3B-51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N7</text:p>
          </table:table-cell>
          <table:table-cell office:value-type="float" office:value="52" calcext:value-type="float">
            <text:p>52</text:p>
          </table:table-cell>
          <table:table-cell table:formula="of:=&quot;Bat&quot;&amp;[.A40]&amp;&quot;-&quot;&amp;[.C40]" office:value-type="string" office:string-value="Bat3B-52" calcext:value-type="string">
            <text:p>Bat3B-52</text:p>
          </table:table-cell>
          <table:table-cell table:formula="of:=[.A40]&amp;&quot;-&quot;&amp;[.C40]" office:value-type="string" office:string-value="3B-52" calcext:value-type="string">
            <text:p>3B-52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41]&amp;&quot;-&quot;&amp;[.C41]" office:value-type="string" office:string-value="Bat3C-01" calcext:value-type="string">
            <text:p>Bat3C-01</text:p>
          </table:table-cell>
          <table:table-cell table:formula="of:=[.A41]&amp;&quot;-&quot;&amp;[.C41]" office:value-type="string" office:string-value="3C-01" calcext:value-type="string">
            <text:p>3C-01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mmunal</text:p>
          </table:table-cell>
          <table:table-cell table:formula="of:=&quot;Bat&quot;&amp;[.A42]&amp;&quot;-&quot;&amp;[.C42]" office:value-type="string" office:string-value="Bat3C-Communal" calcext:value-type="string">
            <text:p>Bat3C-Communal</text:p>
          </table:table-cell>
          <table:table-cell table:formula="of:=[.A42]&amp;&quot;-&quot;&amp;[.C42]" office:value-type="string" office:string-value="3C-Communal" calcext:value-type="string">
            <text:p>3C-Communal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43]&amp;&quot;-&quot;&amp;[.C43]" office:value-type="string" office:string-value="Bat3C-11" calcext:value-type="string">
            <text:p>Bat3C-11</text:p>
          </table:table-cell>
          <table:table-cell table:formula="of:=[.A43]&amp;&quot;-&quot;&amp;[.C43]" office:value-type="string" office:string-value="3C-11" calcext:value-type="string">
            <text:p>3C-11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44]&amp;&quot;-&quot;&amp;[.C44]" office:value-type="string" office:string-value="Bat3C-12" calcext:value-type="string">
            <text:p>Bat3C-12</text:p>
          </table:table-cell>
          <table:table-cell table:formula="of:=[.A44]&amp;&quot;-&quot;&amp;[.C44]" office:value-type="string" office:string-value="3C-12" calcext:value-type="string">
            <text:p>3C-12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45]&amp;&quot;-&quot;&amp;[.C45]" office:value-type="string" office:string-value="Bat3C-21" calcext:value-type="string">
            <text:p>Bat3C-21</text:p>
          </table:table-cell>
          <table:table-cell table:formula="of:=[.A45]&amp;&quot;-&quot;&amp;[.C45]" office:value-type="string" office:string-value="3C-21" calcext:value-type="string">
            <text:p>3C-21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46]&amp;&quot;-&quot;&amp;[.C46]" office:value-type="string" office:string-value="Bat3C-22" calcext:value-type="string">
            <text:p>Bat3C-22</text:p>
          </table:table-cell>
          <table:table-cell table:formula="of:=[.A46]&amp;&quot;-&quot;&amp;[.C46]" office:value-type="string" office:string-value="3C-22" calcext:value-type="string">
            <text:p>3C-2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47]&amp;&quot;-&quot;&amp;[.C47]" office:value-type="string" office:string-value="Bat3D-01" calcext:value-type="string">
            <text:p>Bat3D-01</text:p>
          </table:table-cell>
          <table:table-cell table:formula="of:=[.A47]&amp;&quot;-&quot;&amp;[.C47]" office:value-type="string" office:string-value="3D-01" calcext:value-type="string">
            <text:p>3D-0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48]&amp;&quot;-&quot;&amp;[.C48]" office:value-type="string" office:string-value="Bat3D-11" calcext:value-type="string">
            <text:p>Bat3D-11</text:p>
          </table:table-cell>
          <table:table-cell table:formula="of:=[.A48]&amp;&quot;-&quot;&amp;[.C48]" office:value-type="string" office:string-value="3D-11" calcext:value-type="string">
            <text:p>3D-1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49]&amp;&quot;-&quot;&amp;[.C49]" office:value-type="string" office:string-value="Bat3D-12" calcext:value-type="string">
            <text:p>Bat3D-12</text:p>
          </table:table-cell>
          <table:table-cell table:formula="of:=[.A49]&amp;&quot;-&quot;&amp;[.C49]" office:value-type="string" office:string-value="3D-12" calcext:value-type="string">
            <text:p>3D-1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50]&amp;&quot;-&quot;&amp;[.C50]" office:value-type="string" office:string-value="Bat3D-21" calcext:value-type="string">
            <text:p>Bat3D-21</text:p>
          </table:table-cell>
          <table:table-cell table:formula="of:=[.A50]&amp;&quot;-&quot;&amp;[.C50]" office:value-type="string" office:string-value="3D-21" calcext:value-type="string">
            <text:p>3D-2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51]&amp;&quot;-&quot;&amp;[.C51]" office:value-type="string" office:string-value="Bat3D-22" calcext:value-type="string">
            <text:p>Bat3D-22</text:p>
          </table:table-cell>
          <table:table-cell table:formula="of:=[.A51]&amp;&quot;-&quot;&amp;[.C51]" office:value-type="string" office:string-value="3D-22" calcext:value-type="string">
            <text:p>3D-2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5</text:p>
          </table:table-cell>
          <table:table-cell office:value-type="float" office:value="31" calcext:value-type="float">
            <text:p>31</text:p>
          </table:table-cell>
          <table:table-cell table:formula="of:=&quot;Bat&quot;&amp;[.A52]&amp;&quot;-&quot;&amp;[.C52]" office:value-type="string" office:string-value="Bat3D-31" calcext:value-type="string">
            <text:p>Bat3D-31</text:p>
          </table:table-cell>
          <table:table-cell table:formula="of:=[.A52]&amp;&quot;-&quot;&amp;[.C52]" office:value-type="string" office:string-value="3D-31" calcext:value-type="string">
            <text:p>3D-3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5</text:p>
          </table:table-cell>
          <table:table-cell office:value-type="float" office:value="32" calcext:value-type="float">
            <text:p>32</text:p>
          </table:table-cell>
          <table:table-cell table:formula="of:=&quot;Bat&quot;&amp;[.A53]&amp;&quot;-&quot;&amp;[.C53]" office:value-type="string" office:string-value="Bat3D-32" calcext:value-type="string">
            <text:p>Bat3D-32</text:p>
          </table:table-cell>
          <table:table-cell table:formula="of:=[.A53]&amp;&quot;-&quot;&amp;[.C53]" office:value-type="string" office:string-value="3D-32" calcext:value-type="string">
            <text:p>3D-3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6</text:p>
          </table:table-cell>
          <table:table-cell office:value-type="float" office:value="41" calcext:value-type="float">
            <text:p>41</text:p>
          </table:table-cell>
          <table:table-cell table:formula="of:=&quot;Bat&quot;&amp;[.A54]&amp;&quot;-&quot;&amp;[.C54]" office:value-type="string" office:string-value="Bat3D-41" calcext:value-type="string">
            <text:p>Bat3D-41</text:p>
          </table:table-cell>
          <table:table-cell table:formula="of:=[.A54]&amp;&quot;-&quot;&amp;[.C54]" office:value-type="string" office:string-value="3D-41" calcext:value-type="string">
            <text:p>3D-4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6</text:p>
          </table:table-cell>
          <table:table-cell office:value-type="float" office:value="42" calcext:value-type="float">
            <text:p>42</text:p>
          </table:table-cell>
          <table:table-cell table:formula="of:=&quot;Bat&quot;&amp;[.A55]&amp;&quot;-&quot;&amp;[.C55]" office:value-type="string" office:string-value="Bat3D-42" calcext:value-type="string">
            <text:p>Bat3D-42</text:p>
          </table:table-cell>
          <table:table-cell table:formula="of:=[.A55]&amp;&quot;-&quot;&amp;[.C55]" office:value-type="string" office:string-value="3D-42" calcext:value-type="string">
            <text:p>3D-4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7</text:p>
          </table:table-cell>
          <table:table-cell office:value-type="float" office:value="51" calcext:value-type="float">
            <text:p>51</text:p>
          </table:table-cell>
          <table:table-cell table:formula="of:=&quot;Bat&quot;&amp;[.A56]&amp;&quot;-&quot;&amp;[.C56]" office:value-type="string" office:string-value="Bat3D-51" calcext:value-type="string">
            <text:p>Bat3D-51</text:p>
          </table:table-cell>
          <table:table-cell table:formula="of:=[.A56]&amp;&quot;-&quot;&amp;[.C56]" office:value-type="string" office:string-value="3D-51" calcext:value-type="string">
            <text:p>3D-5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7</text:p>
          </table:table-cell>
          <table:table-cell office:value-type="float" office:value="52" calcext:value-type="float">
            <text:p>52</text:p>
          </table:table-cell>
          <table:table-cell table:formula="of:=&quot;Bat&quot;&amp;[.A57]&amp;&quot;-&quot;&amp;[.C57]" office:value-type="string" office:string-value="Bat3D-52" calcext:value-type="string">
            <text:p>Bat3D-52</text:p>
          </table:table-cell>
          <table:table-cell table:formula="of:=[.A57]&amp;&quot;-&quot;&amp;[.C57]" office:value-type="string" office:string-value="3D-52" calcext:value-type="string">
            <text:p>3D-52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8</text:p>
          </table:table-cell>
          <table:table-cell office:value-type="float" office:value="61" calcext:value-type="float">
            <text:p>61</text:p>
          </table:table-cell>
          <table:table-cell table:formula="of:=&quot;Bat&quot;&amp;[.A58]&amp;&quot;-&quot;&amp;[.C58]" office:value-type="string" office:string-value="Bat3D-61" calcext:value-type="string">
            <text:p>Bat3D-61</text:p>
          </table:table-cell>
          <table:table-cell table:formula="of:=[.A58]&amp;&quot;-&quot;&amp;[.C58]" office:value-type="string" office:string-value="3D-61" calcext:value-type="string">
            <text:p>3D-6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N8</text:p>
          </table:table-cell>
          <table:table-cell office:value-type="float" office:value="62" calcext:value-type="float">
            <text:p>62</text:p>
          </table:table-cell>
          <table:table-cell table:formula="of:=&quot;Bat&quot;&amp;[.A59]&amp;&quot;-&quot;&amp;[.C59]" office:value-type="string" office:string-value="Bat3D-62" calcext:value-type="string">
            <text:p>Bat3D-62</text:p>
          </table:table-cell>
          <table:table-cell table:formula="of:=[.A59]&amp;&quot;-&quot;&amp;[.C59]" office:value-type="string" office:string-value="3D-62" calcext:value-type="string">
            <text:p>3D-6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60]&amp;&quot;-&quot;&amp;[.C60]" office:value-type="string" office:string-value="Bat3E-01" calcext:value-type="string">
            <text:p>Bat3E-01</text:p>
          </table:table-cell>
          <table:table-cell table:formula="of:=[.A60]&amp;&quot;-&quot;&amp;[.C60]" office:value-type="string" office:string-value="3E-01" calcext:value-type="string">
            <text:p>3E-0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61]&amp;&quot;-&quot;&amp;[.C61]" office:value-type="string" office:string-value="Bat3E-11" calcext:value-type="string">
            <text:p>Bat3E-11</text:p>
          </table:table-cell>
          <table:table-cell table:formula="of:=[.A61]&amp;&quot;-&quot;&amp;[.C61]" office:value-type="string" office:string-value="3E-11" calcext:value-type="string">
            <text:p>3E-1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62]&amp;&quot;-&quot;&amp;[.C62]" office:value-type="string" office:string-value="Bat3E-12" calcext:value-type="string">
            <text:p>Bat3E-12</text:p>
          </table:table-cell>
          <table:table-cell table:formula="of:=[.A62]&amp;&quot;-&quot;&amp;[.C62]" office:value-type="string" office:string-value="3E-12" calcext:value-type="string">
            <text:p>3E-1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63]&amp;&quot;-&quot;&amp;[.C63]" office:value-type="string" office:string-value="Bat3E-21" calcext:value-type="string">
            <text:p>Bat3E-21</text:p>
          </table:table-cell>
          <table:table-cell table:formula="of:=[.A63]&amp;&quot;-&quot;&amp;[.C63]" office:value-type="string" office:string-value="3E-21" calcext:value-type="string">
            <text:p>3E-2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64]&amp;&quot;-&quot;&amp;[.C64]" office:value-type="string" office:string-value="Bat3E-22" calcext:value-type="string">
            <text:p>Bat3E-22</text:p>
          </table:table-cell>
          <table:table-cell table:formula="of:=[.A64]&amp;&quot;-&quot;&amp;[.C64]" office:value-type="string" office:string-value="3E-22" calcext:value-type="string">
            <text:p>3E-2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5</text:p>
          </table:table-cell>
          <table:table-cell office:value-type="float" office:value="31" calcext:value-type="float">
            <text:p>31</text:p>
          </table:table-cell>
          <table:table-cell table:formula="of:=&quot;Bat&quot;&amp;[.A65]&amp;&quot;-&quot;&amp;[.C65]" office:value-type="string" office:string-value="Bat3E-31" calcext:value-type="string">
            <text:p>Bat3E-31</text:p>
          </table:table-cell>
          <table:table-cell table:formula="of:=[.A65]&amp;&quot;-&quot;&amp;[.C65]" office:value-type="string" office:string-value="3E-31" calcext:value-type="string">
            <text:p>3E-3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5</text:p>
          </table:table-cell>
          <table:table-cell office:value-type="float" office:value="32" calcext:value-type="float">
            <text:p>32</text:p>
          </table:table-cell>
          <table:table-cell table:formula="of:=&quot;Bat&quot;&amp;[.A66]&amp;&quot;-&quot;&amp;[.C66]" office:value-type="string" office:string-value="Bat3E-32" calcext:value-type="string">
            <text:p>Bat3E-32</text:p>
          </table:table-cell>
          <table:table-cell table:formula="of:=[.A66]&amp;&quot;-&quot;&amp;[.C66]" office:value-type="string" office:string-value="3E-32" calcext:value-type="string">
            <text:p>3E-3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6</text:p>
          </table:table-cell>
          <table:table-cell office:value-type="float" office:value="41" calcext:value-type="float">
            <text:p>41</text:p>
          </table:table-cell>
          <table:table-cell table:formula="of:=&quot;Bat&quot;&amp;[.A67]&amp;&quot;-&quot;&amp;[.C67]" office:value-type="string" office:string-value="Bat3E-41" calcext:value-type="string">
            <text:p>Bat3E-41</text:p>
          </table:table-cell>
          <table:table-cell table:formula="of:=[.A67]&amp;&quot;-&quot;&amp;[.C67]" office:value-type="string" office:string-value="3E-41" calcext:value-type="string">
            <text:p>3E-4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6</text:p>
          </table:table-cell>
          <table:table-cell office:value-type="float" office:value="42" calcext:value-type="float">
            <text:p>42</text:p>
          </table:table-cell>
          <table:table-cell table:formula="of:=&quot;Bat&quot;&amp;[.A68]&amp;&quot;-&quot;&amp;[.C68]" office:value-type="string" office:string-value="Bat3E-42" calcext:value-type="string">
            <text:p>Bat3E-42</text:p>
          </table:table-cell>
          <table:table-cell table:formula="of:=[.A68]&amp;&quot;-&quot;&amp;[.C68]" office:value-type="string" office:string-value="3E-42" calcext:value-type="string">
            <text:p>3E-4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7</text:p>
          </table:table-cell>
          <table:table-cell office:value-type="float" office:value="51" calcext:value-type="float">
            <text:p>51</text:p>
          </table:table-cell>
          <table:table-cell table:formula="of:=&quot;Bat&quot;&amp;[.A69]&amp;&quot;-&quot;&amp;[.C69]" office:value-type="string" office:string-value="Bat3E-51" calcext:value-type="string">
            <text:p>Bat3E-51</text:p>
          </table:table-cell>
          <table:table-cell table:formula="of:=[.A69]&amp;&quot;-&quot;&amp;[.C69]" office:value-type="string" office:string-value="3E-51" calcext:value-type="string">
            <text:p>3E-5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7</text:p>
          </table:table-cell>
          <table:table-cell office:value-type="float" office:value="52" calcext:value-type="float">
            <text:p>52</text:p>
          </table:table-cell>
          <table:table-cell table:formula="of:=&quot;Bat&quot;&amp;[.A70]&amp;&quot;-&quot;&amp;[.C70]" office:value-type="string" office:string-value="Bat3E-52" calcext:value-type="string">
            <text:p>Bat3E-52</text:p>
          </table:table-cell>
          <table:table-cell table:formula="of:=[.A70]&amp;&quot;-&quot;&amp;[.C70]" office:value-type="string" office:string-value="3E-52" calcext:value-type="string">
            <text:p>3E-52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8</text:p>
          </table:table-cell>
          <table:table-cell office:value-type="float" office:value="61" calcext:value-type="float">
            <text:p>61</text:p>
          </table:table-cell>
          <table:table-cell table:formula="of:=&quot;Bat&quot;&amp;[.A71]&amp;&quot;-&quot;&amp;[.C71]" office:value-type="string" office:string-value="Bat3E-61" calcext:value-type="string">
            <text:p>Bat3E-61</text:p>
          </table:table-cell>
          <table:table-cell table:formula="of:=[.A71]&amp;&quot;-&quot;&amp;[.C71]" office:value-type="string" office:string-value="3E-61" calcext:value-type="string">
            <text:p>3E-6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N8</text:p>
          </table:table-cell>
          <table:table-cell office:value-type="float" office:value="62" calcext:value-type="float">
            <text:p>62</text:p>
          </table:table-cell>
          <table:table-cell table:formula="of:=&quot;Bat&quot;&amp;[.A72]&amp;&quot;-&quot;&amp;[.C72]" office:value-type="string" office:string-value="Bat3E-62" calcext:value-type="string">
            <text:p>Bat3E-62</text:p>
          </table:table-cell>
          <table:table-cell table:formula="of:=[.A72]&amp;&quot;-&quot;&amp;[.C72]" office:value-type="string" office:string-value="3E-62" calcext:value-type="string">
            <text:p>3E-62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01</text:p>
          </table:table-cell>
          <table:table-cell table:formula="of:=&quot;Bat&quot;&amp;[.A73]&amp;&quot;-&quot;&amp;[.C73]" office:value-type="string" office:string-value="Bat5A-01" calcext:value-type="string">
            <text:p>Bat5A-01</text:p>
          </table:table-cell>
          <table:table-cell table:formula="of:=[.A73]&amp;&quot;-&quot;&amp;[.C73]" office:value-type="string" office:string-value="5A-01" calcext:value-type="string">
            <text:p>5A-0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02</text:p>
          </table:table-cell>
          <table:table-cell table:formula="of:=&quot;Bat&quot;&amp;[.A74]&amp;&quot;-&quot;&amp;[.C74]" office:value-type="string" office:string-value="Bat5A-02" calcext:value-type="string">
            <text:p>Bat5A-02</text:p>
          </table:table-cell>
          <table:table-cell table:formula="of:=[.A74]&amp;&quot;-&quot;&amp;[.C74]" office:value-type="string" office:string-value="5A-02" calcext:value-type="string">
            <text:p>5A-02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1</text:p>
          </table:table-cell>
          <table:table-cell office:value-type="float" office:value="11" calcext:value-type="float">
            <text:p>11</text:p>
          </table:table-cell>
          <table:table-cell table:formula="of:=&quot;Bat&quot;&amp;[.A75]&amp;&quot;-&quot;&amp;[.C75]" office:value-type="string" office:string-value="Bat5A-11" calcext:value-type="string">
            <text:p>Bat5A-11</text:p>
          </table:table-cell>
          <table:table-cell table:formula="of:=[.A75]&amp;&quot;-&quot;&amp;[.C75]" office:value-type="string" office:string-value="5A-11" calcext:value-type="string">
            <text:p>5A-1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1</text:p>
          </table:table-cell>
          <table:table-cell office:value-type="float" office:value="12" calcext:value-type="float">
            <text:p>12</text:p>
          </table:table-cell>
          <table:table-cell table:formula="of:=&quot;Bat&quot;&amp;[.A76]&amp;&quot;-&quot;&amp;[.C76]" office:value-type="string" office:string-value="Bat5A-12" calcext:value-type="string">
            <text:p>Bat5A-12</text:p>
          </table:table-cell>
          <table:table-cell table:formula="of:=[.A76]&amp;&quot;-&quot;&amp;[.C76]" office:value-type="string" office:string-value="5A-12" calcext:value-type="string">
            <text:p>5A-12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2</text:p>
          </table:table-cell>
          <table:table-cell office:value-type="float" office:value="21" calcext:value-type="float">
            <text:p>21</text:p>
          </table:table-cell>
          <table:table-cell table:formula="of:=&quot;Bat&quot;&amp;[.A77]&amp;&quot;-&quot;&amp;[.C77]" office:value-type="string" office:string-value="Bat5A-21" calcext:value-type="string">
            <text:p>Bat5A-21</text:p>
          </table:table-cell>
          <table:table-cell table:formula="of:=[.A77]&amp;&quot;-&quot;&amp;[.C77]" office:value-type="string" office:string-value="5A-21" calcext:value-type="string">
            <text:p>5A-2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2</text:p>
          </table:table-cell>
          <table:table-cell office:value-type="float" office:value="22" calcext:value-type="float">
            <text:p>22</text:p>
          </table:table-cell>
          <table:table-cell table:formula="of:=&quot;Bat&quot;&amp;[.A78]&amp;&quot;-&quot;&amp;[.C78]" office:value-type="string" office:string-value="Bat5A-22" calcext:value-type="string">
            <text:p>Bat5A-22</text:p>
          </table:table-cell>
          <table:table-cell table:formula="of:=[.A78]&amp;&quot;-&quot;&amp;[.C78]" office:value-type="string" office:string-value="5A-22" calcext:value-type="string">
            <text:p>5A-22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3</text:p>
          </table:table-cell>
          <table:table-cell office:value-type="float" office:value="31" calcext:value-type="float">
            <text:p>31</text:p>
          </table:table-cell>
          <table:table-cell table:formula="of:=&quot;Bat&quot;&amp;[.A79]&amp;&quot;-&quot;&amp;[.C79]" office:value-type="string" office:string-value="Bat5A-31" calcext:value-type="string">
            <text:p>Bat5A-31</text:p>
          </table:table-cell>
          <table:table-cell table:formula="of:=[.A79]&amp;&quot;-&quot;&amp;[.C79]" office:value-type="string" office:string-value="5A-31" calcext:value-type="string">
            <text:p>5A-3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3</text:p>
          </table:table-cell>
          <table:table-cell office:value-type="float" office:value="32" calcext:value-type="float">
            <text:p>32</text:p>
          </table:table-cell>
          <table:table-cell table:formula="of:=&quot;Bat&quot;&amp;[.A80]&amp;&quot;-&quot;&amp;[.C80]" office:value-type="string" office:string-value="Bat5A-32" calcext:value-type="string">
            <text:p>Bat5A-32</text:p>
          </table:table-cell>
          <table:table-cell table:formula="of:=[.A80]&amp;&quot;-&quot;&amp;[.C80]" office:value-type="string" office:string-value="5A-32" calcext:value-type="string">
            <text:p>5A-32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4</text:p>
          </table:table-cell>
          <table:table-cell office:value-type="float" office:value="41" calcext:value-type="float">
            <text:p>41</text:p>
          </table:table-cell>
          <table:table-cell table:formula="of:=&quot;Bat&quot;&amp;[.A81]&amp;&quot;-&quot;&amp;[.C81]" office:value-type="string" office:string-value="Bat5A-41" calcext:value-type="string">
            <text:p>Bat5A-41</text:p>
          </table:table-cell>
          <table:table-cell table:formula="of:=[.A81]&amp;&quot;-&quot;&amp;[.C81]" office:value-type="string" office:string-value="5A-41" calcext:value-type="string">
            <text:p>5A-4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4</text:p>
          </table:table-cell>
          <table:table-cell office:value-type="float" office:value="42" calcext:value-type="float">
            <text:p>42</text:p>
          </table:table-cell>
          <table:table-cell table:formula="of:=&quot;Bat&quot;&amp;[.A82]&amp;&quot;-&quot;&amp;[.C82]" office:value-type="string" office:string-value="Bat5A-42" calcext:value-type="string">
            <text:p>Bat5A-42</text:p>
          </table:table-cell>
          <table:table-cell table:formula="of:=[.A82]&amp;&quot;-&quot;&amp;[.C82]" office:value-type="string" office:string-value="5A-42" calcext:value-type="string">
            <text:p>5A-42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5</text:p>
          </table:table-cell>
          <table:table-cell office:value-type="float" office:value="51" calcext:value-type="float">
            <text:p>51</text:p>
          </table:table-cell>
          <table:table-cell table:formula="of:=&quot;Bat&quot;&amp;[.A83]&amp;&quot;-&quot;&amp;[.C83]" office:value-type="string" office:string-value="Bat5A-51" calcext:value-type="string">
            <text:p>Bat5A-51</text:p>
          </table:table-cell>
          <table:table-cell table:formula="of:=[.A83]&amp;&quot;-&quot;&amp;[.C83]" office:value-type="string" office:string-value="5A-51" calcext:value-type="string">
            <text:p>5A-5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N5</text:p>
          </table:table-cell>
          <table:table-cell office:value-type="float" office:value="52" calcext:value-type="float">
            <text:p>52</text:p>
          </table:table-cell>
          <table:table-cell table:formula="of:=&quot;Bat&quot;&amp;[.A84]&amp;&quot;-&quot;&amp;[.C84]" office:value-type="string" office:string-value="Bat5A-52" calcext:value-type="string">
            <text:p>Bat5A-52</text:p>
          </table:table-cell>
          <table:table-cell table:formula="of:=[.A84]&amp;&quot;-&quot;&amp;[.C84]" office:value-type="string" office:string-value="5A-52" calcext:value-type="string">
            <text:p>5A-5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1</text:p>
          </table:table-cell>
          <table:table-cell office:value-type="float" office:value="11" calcext:value-type="float">
            <text:p>11</text:p>
          </table:table-cell>
          <table:table-cell table:formula="of:=&quot;Bat&quot;&amp;[.A85]&amp;&quot;-&quot;&amp;[.C85]" office:value-type="string" office:string-value="Bat5B-11" calcext:value-type="string">
            <text:p>Bat5B-11</text:p>
          </table:table-cell>
          <table:table-cell table:formula="of:=[.A85]&amp;&quot;-&quot;&amp;[.C85]" office:value-type="string" office:string-value="5B-11" calcext:value-type="string">
            <text:p>5B-11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1</text:p>
          </table:table-cell>
          <table:table-cell office:value-type="float" office:value="12" calcext:value-type="float">
            <text:p>12</text:p>
          </table:table-cell>
          <table:table-cell table:formula="of:=&quot;Bat&quot;&amp;[.A86]&amp;&quot;-&quot;&amp;[.C86]" office:value-type="string" office:string-value="Bat5B-12" calcext:value-type="string">
            <text:p>Bat5B-12</text:p>
          </table:table-cell>
          <table:table-cell table:formula="of:=[.A86]&amp;&quot;-&quot;&amp;[.C86]" office:value-type="string" office:string-value="5B-12" calcext:value-type="string">
            <text:p>5B-1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2</text:p>
          </table:table-cell>
          <table:table-cell office:value-type="float" office:value="21" calcext:value-type="float">
            <text:p>21</text:p>
          </table:table-cell>
          <table:table-cell table:formula="of:=&quot;Bat&quot;&amp;[.A87]&amp;&quot;-&quot;&amp;[.C87]" office:value-type="string" office:string-value="Bat5B-21" calcext:value-type="string">
            <text:p>Bat5B-21</text:p>
          </table:table-cell>
          <table:table-cell table:formula="of:=[.A87]&amp;&quot;-&quot;&amp;[.C87]" office:value-type="string" office:string-value="5B-21" calcext:value-type="string">
            <text:p>5B-21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2</text:p>
          </table:table-cell>
          <table:table-cell office:value-type="float" office:value="22" calcext:value-type="float">
            <text:p>22</text:p>
          </table:table-cell>
          <table:table-cell table:formula="of:=&quot;Bat&quot;&amp;[.A88]&amp;&quot;-&quot;&amp;[.C88]" office:value-type="string" office:string-value="Bat5B-22" calcext:value-type="string">
            <text:p>Bat5B-22</text:p>
          </table:table-cell>
          <table:table-cell table:formula="of:=[.A88]&amp;&quot;-&quot;&amp;[.C88]" office:value-type="string" office:string-value="5B-22" calcext:value-type="string">
            <text:p>5B-2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3</text:p>
          </table:table-cell>
          <table:table-cell office:value-type="float" office:value="31" calcext:value-type="float">
            <text:p>31</text:p>
          </table:table-cell>
          <table:table-cell table:formula="of:=&quot;Bat&quot;&amp;[.A89]&amp;&quot;-&quot;&amp;[.C89]" office:value-type="string" office:string-value="Bat5B-31" calcext:value-type="string">
            <text:p>Bat5B-31</text:p>
          </table:table-cell>
          <table:table-cell table:formula="of:=[.A89]&amp;&quot;-&quot;&amp;[.C89]" office:value-type="string" office:string-value="5B-31" calcext:value-type="string">
            <text:p>5B-31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3</text:p>
          </table:table-cell>
          <table:table-cell office:value-type="float" office:value="32" calcext:value-type="float">
            <text:p>32</text:p>
          </table:table-cell>
          <table:table-cell table:formula="of:=&quot;Bat&quot;&amp;[.A90]&amp;&quot;-&quot;&amp;[.C90]" office:value-type="string" office:string-value="Bat5B-32" calcext:value-type="string">
            <text:p>Bat5B-32</text:p>
          </table:table-cell>
          <table:table-cell table:formula="of:=[.A90]&amp;&quot;-&quot;&amp;[.C90]" office:value-type="string" office:string-value="5B-32" calcext:value-type="string">
            <text:p>5B-3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4</text:p>
          </table:table-cell>
          <table:table-cell office:value-type="float" office:value="41" calcext:value-type="float">
            <text:p>41</text:p>
          </table:table-cell>
          <table:table-cell table:formula="of:=&quot;Bat&quot;&amp;[.A91]&amp;&quot;-&quot;&amp;[.C91]" office:value-type="string" office:string-value="Bat5B-41" calcext:value-type="string">
            <text:p>Bat5B-41</text:p>
          </table:table-cell>
          <table:table-cell table:formula="of:=[.A91]&amp;&quot;-&quot;&amp;[.C91]" office:value-type="string" office:string-value="5B-41" calcext:value-type="string">
            <text:p>5B-41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4</text:p>
          </table:table-cell>
          <table:table-cell office:value-type="float" office:value="42" calcext:value-type="float">
            <text:p>42</text:p>
          </table:table-cell>
          <table:table-cell table:formula="of:=&quot;Bat&quot;&amp;[.A92]&amp;&quot;-&quot;&amp;[.C92]" office:value-type="string" office:string-value="Bat5B-42" calcext:value-type="string">
            <text:p>Bat5B-42</text:p>
          </table:table-cell>
          <table:table-cell table:formula="of:=[.A92]&amp;&quot;-&quot;&amp;[.C92]" office:value-type="string" office:string-value="5B-42" calcext:value-type="string">
            <text:p>5B-42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5</text:p>
          </table:table-cell>
          <table:table-cell office:value-type="float" office:value="51" calcext:value-type="float">
            <text:p>51</text:p>
          </table:table-cell>
          <table:table-cell table:formula="of:=&quot;Bat&quot;&amp;[.A93]&amp;&quot;-&quot;&amp;[.C93]" office:value-type="string" office:string-value="Bat5B-51" calcext:value-type="string">
            <text:p>Bat5B-51</text:p>
          </table:table-cell>
          <table:table-cell table:formula="of:=[.A93]&amp;&quot;-&quot;&amp;[.C93]" office:value-type="string" office:string-value="5B-51" calcext:value-type="string">
            <text:p>5B-51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N5</text:p>
          </table:table-cell>
          <table:table-cell office:value-type="float" office:value="52" calcext:value-type="float">
            <text:p>52</text:p>
          </table:table-cell>
          <table:table-cell table:formula="of:=&quot;Bat&quot;&amp;[.A94]&amp;&quot;-&quot;&amp;[.C94]" office:value-type="string" office:string-value="Bat5B-52" calcext:value-type="string">
            <text:p>Bat5B-52</text:p>
          </table:table-cell>
          <table:table-cell table:formula="of:=[.A94]&amp;&quot;-&quot;&amp;[.C94]" office:value-type="string" office:string-value="5B-52" calcext:value-type="string">
            <text:p>5B-52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RI2 01</text:p>
          </table:table-cell>
          <table:table-cell table:formula="of:=&quot;Bat&quot;&amp;[.A95]&amp;&quot;-&quot;&amp;[.C95]" office:value-type="string" office:string-value="Bat5C-RI2 01" calcext:value-type="string">
            <text:p>Bat5C-RI2 01</text:p>
          </table:table-cell>
          <table:table-cell table:formula="of:=[.A95]&amp;&quot;-&quot;&amp;[.C95]" office:value-type="string" office:string-value="5C-RI2 01" calcext:value-type="string">
            <text:p>5C-RI2 01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RI2 02</text:p>
          </table:table-cell>
          <table:table-cell table:formula="of:=&quot;Bat&quot;&amp;[.A96]&amp;&quot;-&quot;&amp;[.C96]" office:value-type="string" office:string-value="Bat5C-RI2 02" calcext:value-type="string">
            <text:p>Bat5C-RI2 02</text:p>
          </table:table-cell>
          <table:table-cell table:formula="of:=[.A96]&amp;&quot;-&quot;&amp;[.C96]" office:value-type="string" office:string-value="5C-RI2 02" calcext:value-type="string">
            <text:p>5C-RI2 02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1 01</text:p>
          </table:table-cell>
          <table:table-cell table:formula="of:=&quot;Bat&quot;&amp;[.A97]&amp;&quot;-&quot;&amp;[.C97]" office:value-type="string" office:string-value="Bat5C-RI1 01" calcext:value-type="string">
            <text:p>Bat5C-RI1 01</text:p>
          </table:table-cell>
          <table:table-cell table:formula="of:=[.A97]&amp;&quot;-&quot;&amp;[.C97]" office:value-type="string" office:string-value="5C-RI1 01" calcext:value-type="string">
            <text:p>5C-RI1 01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1 02</text:p>
          </table:table-cell>
          <table:table-cell table:formula="of:=&quot;Bat&quot;&amp;[.A98]&amp;&quot;-&quot;&amp;[.C98]" office:value-type="string" office:string-value="Bat5C-RI1 02" calcext:value-type="string">
            <text:p>Bat5C-RI1 02</text:p>
          </table:table-cell>
          <table:table-cell table:formula="of:=[.A98]&amp;&quot;-&quot;&amp;[.C98]" office:value-type="string" office:string-value="5C-RI1 02" calcext:value-type="string">
            <text:p>5C-RI1 02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99]&amp;&quot;-&quot;&amp;[.C99]" office:value-type="string" office:string-value="Bat5C-01" calcext:value-type="string">
            <text:p>Bat5C-01</text:p>
          </table:table-cell>
          <table:table-cell table:formula="of:=[.A99]&amp;&quot;-&quot;&amp;[.C99]" office:value-type="string" office:string-value="5C-01" calcext:value-type="string">
            <text:p>5C-01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mmunal</text:p>
          </table:table-cell>
          <table:table-cell table:formula="of:=&quot;Bat&quot;&amp;[.A100]&amp;&quot;-&quot;&amp;[.C100]" office:value-type="string" office:string-value="Bat5C-Communal" calcext:value-type="string">
            <text:p>Bat5C-Communal</text:p>
          </table:table-cell>
          <table:table-cell table:formula="of:=[.A100]&amp;&quot;-&quot;&amp;[.C100]" office:value-type="string" office:string-value="5C-Communal" calcext:value-type="string">
            <text:p>5C-Communal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101]&amp;&quot;-&quot;&amp;[.C101]" office:value-type="string" office:string-value="Bat5C-11" calcext:value-type="string">
            <text:p>Bat5C-11</text:p>
          </table:table-cell>
          <table:table-cell table:formula="of:=[.A101]&amp;&quot;-&quot;&amp;[.C101]" office:value-type="string" office:string-value="5C-11" calcext:value-type="string">
            <text:p>5C-11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102]&amp;&quot;-&quot;&amp;[.C102]" office:value-type="string" office:string-value="Bat5C-12" calcext:value-type="string">
            <text:p>Bat5C-12</text:p>
          </table:table-cell>
          <table:table-cell table:formula="of:=[.A102]&amp;&quot;-&quot;&amp;[.C102]" office:value-type="string" office:string-value="5C-12" calcext:value-type="string">
            <text:p>5C-1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RI2 01</text:p>
          </table:table-cell>
          <table:table-cell table:formula="of:=&quot;Bat&quot;&amp;[.A103]&amp;&quot;-&quot;&amp;[.C103]" office:value-type="string" office:string-value="Bat5D-RI2 01" calcext:value-type="string">
            <text:p>Bat5D-RI2 01</text:p>
          </table:table-cell>
          <table:table-cell table:formula="of:=[.A103]&amp;&quot;-&quot;&amp;[.C103]" office:value-type="string" office:string-value="5D-RI2 01" calcext:value-type="string">
            <text:p>5D-RI2 0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RI2 02</text:p>
          </table:table-cell>
          <table:table-cell table:formula="of:=&quot;Bat&quot;&amp;[.A104]&amp;&quot;-&quot;&amp;[.C104]" office:value-type="string" office:string-value="Bat5D-RI2 02" calcext:value-type="string">
            <text:p>Bat5D-RI2 02</text:p>
          </table:table-cell>
          <table:table-cell table:formula="of:=[.A104]&amp;&quot;-&quot;&amp;[.C104]" office:value-type="string" office:string-value="5D-RI2 02" calcext:value-type="string">
            <text:p>5D-RI2 0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1 01</text:p>
          </table:table-cell>
          <table:table-cell table:formula="of:=&quot;Bat&quot;&amp;[.A105]&amp;&quot;-&quot;&amp;[.C105]" office:value-type="string" office:string-value="Bat5D-RI1 01" calcext:value-type="string">
            <text:p>Bat5D-RI1 01</text:p>
          </table:table-cell>
          <table:table-cell table:formula="of:=[.A105]&amp;&quot;-&quot;&amp;[.C105]" office:value-type="string" office:string-value="5D-RI1 01" calcext:value-type="string">
            <text:p>5D-RI1 0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1 02</text:p>
          </table:table-cell>
          <table:table-cell table:formula="of:=&quot;Bat&quot;&amp;[.A106]&amp;&quot;-&quot;&amp;[.C106]" office:value-type="string" office:string-value="Bat5D-RI1 02" calcext:value-type="string">
            <text:p>Bat5D-RI1 02</text:p>
          </table:table-cell>
          <table:table-cell table:formula="of:=[.A106]&amp;&quot;-&quot;&amp;[.C106]" office:value-type="string" office:string-value="5D-RI1 02" calcext:value-type="string">
            <text:p>5D-RI1 0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107]&amp;&quot;-&quot;&amp;[.C107]" office:value-type="string" office:string-value="Bat5D-01" calcext:value-type="string">
            <text:p>Bat5D-01</text:p>
          </table:table-cell>
          <table:table-cell table:formula="of:=[.A107]&amp;&quot;-&quot;&amp;[.C107]" office:value-type="string" office:string-value="5D-01" calcext:value-type="string">
            <text:p>5D-0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2</text:p>
          </table:table-cell>
          <table:table-cell table:formula="of:=&quot;Bat&quot;&amp;[.A108]&amp;&quot;-&quot;&amp;[.C108]" office:value-type="string" office:string-value="Bat5D-02" calcext:value-type="string">
            <text:p>Bat5D-02</text:p>
          </table:table-cell>
          <table:table-cell table:formula="of:=[.A108]&amp;&quot;-&quot;&amp;[.C108]" office:value-type="string" office:string-value="5D-02" calcext:value-type="string">
            <text:p>5D-0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109]&amp;&quot;-&quot;&amp;[.C109]" office:value-type="string" office:string-value="Bat5D-11" calcext:value-type="string">
            <text:p>Bat5D-11</text:p>
          </table:table-cell>
          <table:table-cell table:formula="of:=[.A109]&amp;&quot;-&quot;&amp;[.C109]" office:value-type="string" office:string-value="5D-11" calcext:value-type="string">
            <text:p>5D-1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110]&amp;&quot;-&quot;&amp;[.C110]" office:value-type="string" office:string-value="Bat5D-12" calcext:value-type="string">
            <text:p>Bat5D-12</text:p>
          </table:table-cell>
          <table:table-cell table:formula="of:=[.A110]&amp;&quot;-&quot;&amp;[.C110]" office:value-type="string" office:string-value="5D-12" calcext:value-type="string">
            <text:p>5D-1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111]&amp;&quot;-&quot;&amp;[.C111]" office:value-type="string" office:string-value="Bat5D-21" calcext:value-type="string">
            <text:p>Bat5D-21</text:p>
          </table:table-cell>
          <table:table-cell table:formula="of:=[.A111]&amp;&quot;-&quot;&amp;[.C111]" office:value-type="string" office:string-value="5D-21" calcext:value-type="string">
            <text:p>5D-2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112]&amp;&quot;-&quot;&amp;[.C112]" office:value-type="string" office:string-value="Bat5D-22" calcext:value-type="string">
            <text:p>Bat5D-22</text:p>
          </table:table-cell>
          <table:table-cell table:formula="of:=[.A112]&amp;&quot;-&quot;&amp;[.C112]" office:value-type="string" office:string-value="5D-22" calcext:value-type="string">
            <text:p>5D-2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5</text:p>
          </table:table-cell>
          <table:table-cell office:value-type="float" office:value="31" calcext:value-type="float">
            <text:p>31</text:p>
          </table:table-cell>
          <table:table-cell table:formula="of:=&quot;Bat&quot;&amp;[.A113]&amp;&quot;-&quot;&amp;[.C113]" office:value-type="string" office:string-value="Bat5D-31" calcext:value-type="string">
            <text:p>Bat5D-31</text:p>
          </table:table-cell>
          <table:table-cell table:formula="of:=[.A113]&amp;&quot;-&quot;&amp;[.C113]" office:value-type="string" office:string-value="5D-31" calcext:value-type="string">
            <text:p>5D-3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5</text:p>
          </table:table-cell>
          <table:table-cell office:value-type="float" office:value="32" calcext:value-type="float">
            <text:p>32</text:p>
          </table:table-cell>
          <table:table-cell table:formula="of:=&quot;Bat&quot;&amp;[.A114]&amp;&quot;-&quot;&amp;[.C114]" office:value-type="string" office:string-value="Bat5D-32" calcext:value-type="string">
            <text:p>Bat5D-32</text:p>
          </table:table-cell>
          <table:table-cell table:formula="of:=[.A114]&amp;&quot;-&quot;&amp;[.C114]" office:value-type="string" office:string-value="5D-32" calcext:value-type="string">
            <text:p>5D-32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6</text:p>
          </table:table-cell>
          <table:table-cell office:value-type="float" office:value="41" calcext:value-type="float">
            <text:p>41</text:p>
          </table:table-cell>
          <table:table-cell table:formula="of:=&quot;Bat&quot;&amp;[.A115]&amp;&quot;-&quot;&amp;[.C115]" office:value-type="string" office:string-value="Bat5D-41" calcext:value-type="string">
            <text:p>Bat5D-41</text:p>
          </table:table-cell>
          <table:table-cell table:formula="of:=[.A115]&amp;&quot;-&quot;&amp;[.C115]" office:value-type="string" office:string-value="5D-41" calcext:value-type="string">
            <text:p>5D-41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6</text:p>
          </table:table-cell>
          <table:table-cell office:value-type="float" office:value="42" calcext:value-type="float">
            <text:p>42</text:p>
          </table:table-cell>
          <table:table-cell table:formula="of:=&quot;Bat&quot;&amp;[.A116]&amp;&quot;-&quot;&amp;[.C116]" office:value-type="string" office:string-value="Bat5D-42" calcext:value-type="string">
            <text:p>Bat5D-42</text:p>
          </table:table-cell>
          <table:table-cell table:formula="of:=[.A116]&amp;&quot;-&quot;&amp;[.C116]" office:value-type="string" office:string-value="5D-42" calcext:value-type="string">
            <text:p>5D-4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RI2 01</text:p>
          </table:table-cell>
          <table:table-cell table:formula="of:=&quot;Bat&quot;&amp;[.A117]&amp;&quot;-&quot;&amp;[.C117]" office:value-type="string" office:string-value="Bat5E-RI2 01" calcext:value-type="string">
            <text:p>Bat5E-RI2 01</text:p>
          </table:table-cell>
          <table:table-cell table:formula="of:=[.A117]&amp;&quot;-&quot;&amp;[.C117]" office:value-type="string" office:string-value="5E-RI2 01" calcext:value-type="string">
            <text:p>5E-RI2 0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RI2 02</text:p>
          </table:table-cell>
          <table:table-cell table:formula="of:=&quot;Bat&quot;&amp;[.A118]&amp;&quot;-&quot;&amp;[.C118]" office:value-type="string" office:string-value="Bat5E-RI2 02" calcext:value-type="string">
            <text:p>Bat5E-RI2 02</text:p>
          </table:table-cell>
          <table:table-cell table:formula="of:=[.A118]&amp;&quot;-&quot;&amp;[.C118]" office:value-type="string" office:string-value="5E-RI2 02" calcext:value-type="string">
            <text:p>5E-RI2 0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1 01</text:p>
          </table:table-cell>
          <table:table-cell table:formula="of:=&quot;Bat&quot;&amp;[.A119]&amp;&quot;-&quot;&amp;[.C119]" office:value-type="string" office:string-value="Bat5E-RI1 01" calcext:value-type="string">
            <text:p>Bat5E-RI1 01</text:p>
          </table:table-cell>
          <table:table-cell table:formula="of:=[.A119]&amp;&quot;-&quot;&amp;[.C119]" office:value-type="string" office:string-value="5E-RI1 01" calcext:value-type="string">
            <text:p>5E-RI1 0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I1 02</text:p>
          </table:table-cell>
          <table:table-cell table:formula="of:=&quot;Bat&quot;&amp;[.A120]&amp;&quot;-&quot;&amp;[.C120]" office:value-type="string" office:string-value="Bat5E-RI1 02" calcext:value-type="string">
            <text:p>Bat5E-RI1 02</text:p>
          </table:table-cell>
          <table:table-cell table:formula="of:=[.A120]&amp;&quot;-&quot;&amp;[.C120]" office:value-type="string" office:string-value="5E-RI1 02" calcext:value-type="string">
            <text:p>5E-RI1 0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1</text:p>
          </table:table-cell>
          <table:table-cell table:formula="of:=&quot;Bat&quot;&amp;[.A121]&amp;&quot;-&quot;&amp;[.C121]" office:value-type="string" office:string-value="Bat5E-01" calcext:value-type="string">
            <text:p>Bat5E-01</text:p>
          </table:table-cell>
          <table:table-cell table:formula="of:=[.A121]&amp;&quot;-&quot;&amp;[.C121]" office:value-type="string" office:string-value="5E-01" calcext:value-type="string">
            <text:p>5E-0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02</text:p>
          </table:table-cell>
          <table:table-cell table:formula="of:=&quot;Bat&quot;&amp;[.A122]&amp;&quot;-&quot;&amp;[.C122]" office:value-type="string" office:string-value="Bat5E-02" calcext:value-type="string">
            <text:p>Bat5E-02</text:p>
          </table:table-cell>
          <table:table-cell table:formula="of:=[.A122]&amp;&quot;-&quot;&amp;[.C122]" office:value-type="string" office:string-value="5E-02" calcext:value-type="string">
            <text:p>5E-0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3</text:p>
          </table:table-cell>
          <table:table-cell office:value-type="float" office:value="11" calcext:value-type="float">
            <text:p>11</text:p>
          </table:table-cell>
          <table:table-cell table:formula="of:=&quot;Bat&quot;&amp;[.A123]&amp;&quot;-&quot;&amp;[.C123]" office:value-type="string" office:string-value="Bat5E-11" calcext:value-type="string">
            <text:p>Bat5E-11</text:p>
          </table:table-cell>
          <table:table-cell table:formula="of:=[.A123]&amp;&quot;-&quot;&amp;[.C123]" office:value-type="string" office:string-value="5E-11" calcext:value-type="string">
            <text:p>5E-1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3</text:p>
          </table:table-cell>
          <table:table-cell office:value-type="float" office:value="12" calcext:value-type="float">
            <text:p>12</text:p>
          </table:table-cell>
          <table:table-cell table:formula="of:=&quot;Bat&quot;&amp;[.A124]&amp;&quot;-&quot;&amp;[.C124]" office:value-type="string" office:string-value="Bat5E-12" calcext:value-type="string">
            <text:p>Bat5E-12</text:p>
          </table:table-cell>
          <table:table-cell table:formula="of:=[.A124]&amp;&quot;-&quot;&amp;[.C124]" office:value-type="string" office:string-value="5E-12" calcext:value-type="string">
            <text:p>5E-1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4</text:p>
          </table:table-cell>
          <table:table-cell office:value-type="float" office:value="21" calcext:value-type="float">
            <text:p>21</text:p>
          </table:table-cell>
          <table:table-cell table:formula="of:=&quot;Bat&quot;&amp;[.A125]&amp;&quot;-&quot;&amp;[.C125]" office:value-type="string" office:string-value="Bat5E-21" calcext:value-type="string">
            <text:p>Bat5E-21</text:p>
          </table:table-cell>
          <table:table-cell table:formula="of:=[.A125]&amp;&quot;-&quot;&amp;[.C125]" office:value-type="string" office:string-value="5E-21" calcext:value-type="string">
            <text:p>5E-2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4</text:p>
          </table:table-cell>
          <table:table-cell office:value-type="float" office:value="22" calcext:value-type="float">
            <text:p>22</text:p>
          </table:table-cell>
          <table:table-cell table:formula="of:=&quot;Bat&quot;&amp;[.A126]&amp;&quot;-&quot;&amp;[.C126]" office:value-type="string" office:string-value="Bat5E-22" calcext:value-type="string">
            <text:p>Bat5E-22</text:p>
          </table:table-cell>
          <table:table-cell table:formula="of:=[.A126]&amp;&quot;-&quot;&amp;[.C126]" office:value-type="string" office:string-value="5E-22" calcext:value-type="string">
            <text:p>5E-2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5</text:p>
          </table:table-cell>
          <table:table-cell office:value-type="float" office:value="31" calcext:value-type="float">
            <text:p>31</text:p>
          </table:table-cell>
          <table:table-cell table:formula="of:=&quot;Bat&quot;&amp;[.A127]&amp;&quot;-&quot;&amp;[.C127]" office:value-type="string" office:string-value="Bat5E-31" calcext:value-type="string">
            <text:p>Bat5E-31</text:p>
          </table:table-cell>
          <table:table-cell table:formula="of:=[.A127]&amp;&quot;-&quot;&amp;[.C127]" office:value-type="string" office:string-value="5E-31" calcext:value-type="string">
            <text:p>5E-3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5</text:p>
          </table:table-cell>
          <table:table-cell office:value-type="float" office:value="32" calcext:value-type="float">
            <text:p>32</text:p>
          </table:table-cell>
          <table:table-cell table:formula="of:=&quot;Bat&quot;&amp;[.A128]&amp;&quot;-&quot;&amp;[.C128]" office:value-type="string" office:string-value="Bat5E-32" calcext:value-type="string">
            <text:p>Bat5E-32</text:p>
          </table:table-cell>
          <table:table-cell table:formula="of:=[.A128]&amp;&quot;-&quot;&amp;[.C128]" office:value-type="string" office:string-value="5E-32" calcext:value-type="string">
            <text:p>5E-32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6</text:p>
          </table:table-cell>
          <table:table-cell office:value-type="float" office:value="41" calcext:value-type="float">
            <text:p>41</text:p>
          </table:table-cell>
          <table:table-cell table:formula="of:=&quot;Bat&quot;&amp;[.A129]&amp;&quot;-&quot;&amp;[.C129]" office:value-type="string" office:string-value="Bat5E-41" calcext:value-type="string">
            <text:p>Bat5E-41</text:p>
          </table:table-cell>
          <table:table-cell table:formula="of:=[.A129]&amp;&quot;-&quot;&amp;[.C129]" office:value-type="string" office:string-value="5E-41" calcext:value-type="string">
            <text:p>5E-4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N6</text:p>
          </table:table-cell>
          <table:table-cell office:value-type="float" office:value="42" calcext:value-type="float">
            <text:p>42</text:p>
          </table:table-cell>
          <table:table-cell table:formula="of:=&quot;Bat&quot;&amp;[.A130]&amp;&quot;-&quot;&amp;[.C130]" office:value-type="string" office:string-value="Bat5E-42" calcext:value-type="string">
            <text:p>Bat5E-42</text:p>
          </table:table-cell>
          <table:table-cell table:formula="of:=[.A130]&amp;&quot;-&quot;&amp;[.C130]" office:value-type="string" office:string-value="5E-42" calcext:value-type="string">
            <text:p>5E-42</text:p>
          </table:table-cell>
        </table:table-row>
      </table:table>
      <table:table table:name="Switch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Item Code</text:p>
          </table:table-cell>
          <table:table-cell table:style-name="ce6" office:value-type="string" calcext:value-type="string">
            <text:p>Serial Number</text:p>
          </table:table-cell>
          <table:table-cell table:style-name="ce6" office:value-type="string" calcext:value-type="string">
            <text:p>Unique Number</text:p>
          </table:table-cell>
          <table:table-cell table:style-name="ce6" office:value-type="string" calcext:value-type="string">
            <text:p>MAC</text:p>
          </table:table-cell>
          <table:table-cell table:style-name="ce19" office:value-type="string" calcext:value-type="string">
            <text:p>Purchase date</text:p>
          </table:table-cell>
          <table:table-cell table:style-name="ce6" office:value-type="string" calcext:value-type="string">
            <text:p>Purchased by</text:p>
          </table:table-cell>
          <table:table-cell table:style-name="ce6" office:value-type="string" calcext:value-type="string">
            <text:p>Price per unit (CHF)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content-validation-name="val1" office:value-type="string" calcext:value-type="string">
            <text:p>SW1</text:p>
          </table:table-cell>
          <table:table-cell office:value-type="string" calcext:value-type="string">
            <text:p>xxxxxx</text:p>
          </table:table-cell>
          <table:table-cell table:formula="of:=[.B2]&amp;&quot;-&quot;&amp;[.A2]" office:value-type="string" office:string-value="SW1-001" calcext:value-type="string">
            <text:p>SW1-001</text:p>
          </table:table-cell>
          <table:table-cell office:value-type="string" calcext:value-type="string">
            <text:p>xxxxx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002</text:p>
          </table:table-cell>
          <table:table-cell table:content-validation-name="val1" office:value-type="string" calcext:value-type="string">
            <text:p>SW1</text:p>
          </table:table-cell>
          <table:table-cell/>
          <table:table-cell table:formula="of:=[.B3]&amp;&quot;-&quot;&amp;[.A3]" office:value-type="string" office:string-value="SW1-002" calcext:value-type="string">
            <text:p>SW1-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 calcext:value-type="string">
            <text:p>004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 calcext:value-type="string">
            <text:p>005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 calcext:value-type="string">
            <text:p>006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 calcext:value-type="string">
            <text:p>007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 calcext:value-type="string">
            <text:p>008</text:p>
          </table:table-cell>
          <table:table-cell table:content-validation-name="val1"/>
          <table:table-cell table:number-columns-repeated="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FP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Item Code</text:p>
          </table:table-cell>
          <table:table-cell table:style-name="ce6" office:value-type="string" calcext:value-type="string">
            <text:p>Serial Number</text:p>
          </table:table-cell>
          <table:table-cell table:style-name="ce6" office:value-type="string" calcext:value-type="string">
            <text:p>Unique Number</text:p>
          </table:table-cell>
          <table:table-cell table:style-name="ce6" office:value-type="string" calcext:value-type="string">
            <text:p>MAC</text:p>
          </table:table-cell>
          <table:table-cell table:style-name="ce6" office:value-type="string" calcext:value-type="string">
            <text:p>Purchase date</text:p>
          </table:table-cell>
          <table:table-cell table:style-name="ce6" office:value-type="string" calcext:value-type="string">
            <text:p>Purchased by</text:p>
          </table:table-cell>
          <table:table-cell table:style-name="ce6" office:value-type="string" calcext:value-type="string">
            <text:p>Price per unit (CHF)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Used by Apartment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SFP1</text:p>
          </table:table-cell>
          <table:table-cell/>
          <table:table-cell table:formula="of:=[.B2]&amp;&quot;-&quot;&amp;[.A2]" office:value-type="string" office:string-value="SFP1-001" calcext:value-type="string">
            <text:p>SFP1-00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SFP1</text:p>
          </table:table-cell>
          <table:table-cell/>
          <table:table-cell table:formula="of:=[.B3]&amp;&quot;-&quot;&amp;[.A3]" office:value-type="string" office:string-value="SFP1-002" calcext:value-type="string">
            <text:p>SFP1-00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SFP1</text:p>
          </table:table-cell>
          <table:table-cell/>
          <table:table-cell table:formula="of:=[.B4]&amp;&quot;-&quot;&amp;[.A4]" office:value-type="string" office:string-value="SFP1-003" calcext:value-type="string">
            <text:p>SFP1-00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SFP1</text:p>
          </table:table-cell>
          <table:table-cell/>
          <table:table-cell table:formula="of:=[.B5]&amp;&quot;-&quot;&amp;[.A5]" office:value-type="string" office:string-value="SFP1-004" calcext:value-type="string">
            <text:p>SFP1-00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SFP1</text:p>
          </table:table-cell>
          <table:table-cell/>
          <table:table-cell table:formula="of:=[.B6]&amp;&quot;-&quot;&amp;[.A6]" office:value-type="string" office:string-value="SFP1-005" calcext:value-type="string">
            <text:p>SFP1-005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SFP1</text:p>
          </table:table-cell>
          <table:table-cell/>
          <table:table-cell table:formula="of:=[.B7]&amp;&quot;-&quot;&amp;[.A7]" office:value-type="string" office:string-value="SFP1-006" calcext:value-type="string">
            <text:p>SFP1-006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SFP1</text:p>
          </table:table-cell>
          <table:table-cell/>
          <table:table-cell table:formula="of:=[.B8]&amp;&quot;-&quot;&amp;[.A8]" office:value-type="string" office:string-value="SFP1-007" calcext:value-type="string">
            <text:p>SFP1-007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SFP1</text:p>
          </table:table-cell>
          <table:table-cell/>
          <table:table-cell table:formula="of:=[.B9]&amp;&quot;-&quot;&amp;[.A9]" office:value-type="string" office:string-value="SFP1-008" calcext:value-type="string">
            <text:p>SFP1-008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SFP1</text:p>
          </table:table-cell>
          <table:table-cell/>
          <table:table-cell table:formula="of:=[.B10]&amp;&quot;-&quot;&amp;[.A10]" office:value-type="string" office:string-value="SFP1-009" calcext:value-type="string">
            <text:p>SFP1-009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SFP1</text:p>
          </table:table-cell>
          <table:table-cell/>
          <table:table-cell table:formula="of:=[.B11]&amp;&quot;-&quot;&amp;[.A11]" office:value-type="string" office:string-value="SFP1-010" calcext:value-type="string">
            <text:p>SFP1-010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SFP1</text:p>
          </table:table-cell>
          <table:table-cell/>
          <table:table-cell table:formula="of:=[.B12]&amp;&quot;-&quot;&amp;[.A12]" office:value-type="string" office:string-value="SFP1-011" calcext:value-type="string">
            <text:p>SFP1-01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SFP1</text:p>
          </table:table-cell>
          <table:table-cell/>
          <table:table-cell table:formula="of:=[.B13]&amp;&quot;-&quot;&amp;[.A13]" office:value-type="string" office:string-value="SFP1-012" calcext:value-type="string">
            <text:p>SFP1-01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SFP1</text:p>
          </table:table-cell>
          <table:table-cell/>
          <table:table-cell table:formula="of:=[.B14]&amp;&quot;-&quot;&amp;[.A14]" office:value-type="string" office:string-value="SFP1-013" calcext:value-type="string">
            <text:p>SFP1-01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SFP1</text:p>
          </table:table-cell>
          <table:table-cell/>
          <table:table-cell table:formula="of:=[.B15]&amp;&quot;-&quot;&amp;[.A15]" office:value-type="string" office:string-value="SFP1-014" calcext:value-type="string">
            <text:p>SFP1-01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SFP1</text:p>
          </table:table-cell>
          <table:table-cell/>
          <table:table-cell table:formula="of:=[.B16]&amp;&quot;-&quot;&amp;[.A16]" office:value-type="string" office:string-value="SFP1-015" calcext:value-type="string">
            <text:p>SFP1-015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SFP1</text:p>
          </table:table-cell>
          <table:table-cell/>
          <table:table-cell table:formula="of:=[.B17]&amp;&quot;-&quot;&amp;[.A17]" office:value-type="string" office:string-value="SFP1-016" calcext:value-type="string">
            <text:p>SFP1-016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SFP1</text:p>
          </table:table-cell>
          <table:table-cell/>
          <table:table-cell table:formula="of:=[.B18]&amp;&quot;-&quot;&amp;[.A18]" office:value-type="string" office:string-value="SFP1-017" calcext:value-type="string">
            <text:p>SFP1-017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SFP1</text:p>
          </table:table-cell>
          <table:table-cell/>
          <table:table-cell table:formula="of:=[.B19]&amp;&quot;-&quot;&amp;[.A19]" office:value-type="string" office:string-value="SFP1-018" calcext:value-type="string">
            <text:p>SFP1-018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SFP1</text:p>
          </table:table-cell>
          <table:table-cell/>
          <table:table-cell table:formula="of:=[.B20]&amp;&quot;-&quot;&amp;[.A20]" office:value-type="string" office:string-value="SFP1-019" calcext:value-type="string">
            <text:p>SFP1-019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SFP1</text:p>
          </table:table-cell>
          <table:table-cell/>
          <table:table-cell table:formula="of:=[.B21]&amp;&quot;-&quot;&amp;[.A21]" office:value-type="string" office:string-value="SFP1-020" calcext:value-type="string">
            <text:p>SFP1-020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SFP1</text:p>
          </table:table-cell>
          <table:table-cell/>
          <table:table-cell table:formula="of:=[.B22]&amp;&quot;-&quot;&amp;[.A22]" office:value-type="string" office:string-value="SFP1-021" calcext:value-type="string">
            <text:p>SFP1-02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SFP1</text:p>
          </table:table-cell>
          <table:table-cell/>
          <table:table-cell table:formula="of:=[.B23]&amp;&quot;-&quot;&amp;[.A23]" office:value-type="string" office:string-value="SFP1-022" calcext:value-type="string">
            <text:p>SFP1-02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SFP1</text:p>
          </table:table-cell>
          <table:table-cell/>
          <table:table-cell table:formula="of:=[.B24]&amp;&quot;-&quot;&amp;[.A24]" office:value-type="string" office:string-value="SFP1-023" calcext:value-type="string">
            <text:p>SFP1-02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SFP1</text:p>
          </table:table-cell>
          <table:table-cell/>
          <table:table-cell table:formula="of:=[.B25]&amp;&quot;-&quot;&amp;[.A25]" office:value-type="string" office:string-value="SFP1-024" calcext:value-type="string">
            <text:p>SFP1-024</text:p>
          </table:table-cell>
          <table:table-cell table:number-columns-repeated="7"/>
          <table:table-cell table:content-validation-name="val2"/>
        </table:table-row>
        <table:table-row table:style-name="ro1" table:number-rows-repeated="234">
          <table:table-cell table:number-columns-repeated="11"/>
          <table:table-cell table:content-validation-name="val2"/>
        </table:table-row>
        <table:table-row table:style-name="ro1">
          <table:table-cell table:number-columns-repeated="11"/>
          <table:table-cell table:content-validation-name="val2"/>
        </table:table-row>
      </table:table>
      <table:table table:name="Media Converter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Item Code</text:p>
          </table:table-cell>
          <table:table-cell table:style-name="ce6" office:value-type="string" calcext:value-type="string">
            <text:p>Serial Number</text:p>
          </table:table-cell>
          <table:table-cell table:style-name="ce6" office:value-type="string" calcext:value-type="string">
            <text:p>Unique Number</text:p>
          </table:table-cell>
          <table:table-cell table:style-name="ce6" office:value-type="string" calcext:value-type="string">
            <text:p>MAC</text:p>
          </table:table-cell>
          <table:table-cell table:style-name="ce6" office:value-type="string" calcext:value-type="string">
            <text:p>Purchase date</text:p>
          </table:table-cell>
          <table:table-cell table:style-name="ce6" office:value-type="string" calcext:value-type="string">
            <text:p>Purchased by</text:p>
          </table:table-cell>
          <table:table-cell table:style-name="ce6" office:value-type="string" calcext:value-type="string">
            <text:p>Price per unit (CHF)</text:p>
          </table:table-cell>
          <table:table-cell table:style-name="ce6" office:value-type="string" calcext:value-type="string">
            <text:p>Guarantee Period (years)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Used in Location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]&amp;&quot;-&quot;&amp;[.A2]" office:value-type="string" office:string-value="MC1-001" calcext:value-type="string">
            <text:p>MC1-001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3]&amp;&quot;-&quot;&amp;[.A3]" office:value-type="string" office:string-value="MC1-002" calcext:value-type="string">
            <text:p>MC1-002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4]&amp;&quot;-&quot;&amp;[.A4]" office:value-type="string" office:string-value="MC1-003" calcext:value-type="string">
            <text:p>MC1-003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4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5]&amp;&quot;-&quot;&amp;[.A5]" office:value-type="string" office:string-value="MC1-004" calcext:value-type="string">
            <text:p>MC1-004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5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6]&amp;&quot;-&quot;&amp;[.A6]" office:value-type="string" office:string-value="MC1-005" calcext:value-type="string">
            <text:p>MC1-005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6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7]&amp;&quot;-&quot;&amp;[.A7]" office:value-type="string" office:string-value="MC1-006" calcext:value-type="string">
            <text:p>MC1-006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7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8]&amp;&quot;-&quot;&amp;[.A8]" office:value-type="string" office:string-value="MC1-007" calcext:value-type="string">
            <text:p>MC1-007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8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9]&amp;&quot;-&quot;&amp;[.A9]" office:value-type="string" office:string-value="MC1-008" calcext:value-type="string">
            <text:p>MC1-008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09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0]&amp;&quot;-&quot;&amp;[.A10]" office:value-type="string" office:string-value="MC1-009" calcext:value-type="string">
            <text:p>MC1-009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0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1]&amp;&quot;-&quot;&amp;[.A11]" office:value-type="string" office:string-value="MC1-010" calcext:value-type="string">
            <text:p>MC1-010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2]&amp;&quot;-&quot;&amp;[.A12]" office:value-type="string" office:string-value="MC1-011" calcext:value-type="string">
            <text:p>MC1-011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3]&amp;&quot;-&quot;&amp;[.A13]" office:value-type="string" office:string-value="MC1-012" calcext:value-type="string">
            <text:p>MC1-012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4]&amp;&quot;-&quot;&amp;[.A14]" office:value-type="string" office:string-value="MC1-013" calcext:value-type="string">
            <text:p>MC1-013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4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5]&amp;&quot;-&quot;&amp;[.A15]" office:value-type="string" office:string-value="MC1-014" calcext:value-type="string">
            <text:p>MC1-014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5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6]&amp;&quot;-&quot;&amp;[.A16]" office:value-type="string" office:string-value="MC1-015" calcext:value-type="string">
            <text:p>MC1-015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7]&amp;&quot;-&quot;&amp;[.A17]" office:value-type="string" office:string-value="MC1-016" calcext:value-type="string">
            <text:p>MC1-016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7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8]&amp;&quot;-&quot;&amp;[.A18]" office:value-type="string" office:string-value="MC1-017" calcext:value-type="string">
            <text:p>MC1-017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8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19]&amp;&quot;-&quot;&amp;[.A19]" office:value-type="string" office:string-value="MC1-018" calcext:value-type="string">
            <text:p>MC1-018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19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0]&amp;&quot;-&quot;&amp;[.A20]" office:value-type="string" office:string-value="MC1-019" calcext:value-type="string">
            <text:p>MC1-019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1]&amp;&quot;-&quot;&amp;[.A21]" office:value-type="string" office:string-value="MC1-020" calcext:value-type="string">
            <text:p>MC1-020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1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2]&amp;&quot;-&quot;&amp;[.A22]" office:value-type="string" office:string-value="MC1-021" calcext:value-type="string">
            <text:p>MC1-021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2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3]&amp;&quot;-&quot;&amp;[.A23]" office:value-type="string" office:string-value="MC1-022" calcext:value-type="string">
            <text:p>MC1-022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4]&amp;&quot;-&quot;&amp;[.A24]" office:value-type="string" office:string-value="MC1-023" calcext:value-type="string">
            <text:p>MC1-023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4</text:p>
          </table:table-cell>
          <table:table-cell table:content-validation-name="val3" office:value-type="string" calcext:value-type="string">
            <text:p>MC1</text:p>
          </table:table-cell>
          <table:table-cell/>
          <table:table-cell table:formula="of:=[.B25]&amp;&quot;-&quot;&amp;[.A25]" office:value-type="string" office:string-value="MC1-024" calcext:value-type="string">
            <text:p>MC1-024</text:p>
          </table:table-cell>
          <table:table-cell table:number-columns-repeated="7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5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6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7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8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29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0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1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2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3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4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5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6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7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8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39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0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1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2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3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4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5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6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7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8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49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0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1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2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3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4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5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6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7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8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>
          <table:table-cell office:value-type="string" calcext:value-type="string">
            <text:p>059</text:p>
          </table:table-cell>
          <table:table-cell table:content-validation-name="val3"/>
          <table:table-cell table:number-columns-repeated="9"/>
          <table:table-cell table:content-validation-name="val2"/>
          <table:table-cell/>
        </table:table-row>
        <table:table-row table:style-name="ro1" table:number-rows-repeated="199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</table:table>
      <table:table table:name="Modem" table:style-name="ta3" table:print="false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Item Code</text:p>
          </table:table-cell>
          <table:table-cell table:style-name="ce6" office:value-type="string" calcext:value-type="string">
            <text:p>Serial Number</text:p>
          </table:table-cell>
          <table:table-cell table:style-name="ce6" office:value-type="string" calcext:value-type="string">
            <text:p>Unique Number</text:p>
          </table:table-cell>
          <table:table-cell table:style-name="ce6" office:value-type="string" calcext:value-type="string">
            <text:p>MAC</text:p>
          </table:table-cell>
          <table:table-cell table:style-name="ce9" office:value-type="string" calcext:value-type="string">
            <text:p>Purchase date</text:p>
          </table:table-cell>
          <table:table-cell table:style-name="ce6" office:value-type="string" calcext:value-type="string">
            <text:p>Purchased by</text:p>
          </table:table-cell>
          <table:table-cell table:style-name="ce6" office:value-type="string" calcext:value-type="string">
            <text:p>Price per unit (CHF)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content-validation-name="val4" office:value-type="string" calcext:value-type="string">
            <text:p>M1</text:p>
          </table:table-cell>
          <table:table-cell office:value-type="string" calcext:value-type="string">
            <text:p>xxxxxx</text:p>
          </table:table-cell>
          <table:table-cell table:formula="of:=[.B2]&amp;&quot;-&quot;&amp;[.A2]" office:value-type="string" office:string-value="M1-001" calcext:value-type="string">
            <text:p>M1-001</text:p>
          </table:table-cell>
          <table:table-cell office:value-type="string" calcext:value-type="string">
            <text:p>xxxxx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002</text:p>
          </table:table-cell>
          <table:table-cell table:content-validation-name="val4" office:value-type="string" calcext:value-type="string">
            <text:p>M1</text:p>
          </table:table-cell>
          <table:table-cell/>
          <table:table-cell table:formula="of:=[.B3]&amp;&quot;-&quot;&amp;[.A3]" office:value-type="string" office:string-value="M1-002" calcext:value-type="string">
            <text:p>M1-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</text:p>
          </table:table-cell>
          <table:table-cell table:content-validation-name="val4"/>
          <table:table-cell table:number-columns-repeated="9"/>
        </table:table-row>
        <table:table-row table:style-name="ro1" table:number-rows-repeated="5">
          <table:table-cell/>
          <table:table-cell table:content-validation-name="val4"/>
          <table:table-cell table:number-columns-repeated="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bles" table:style-name="ta3">
        <office:forms form:automatic-focus="false" form:apply-design-mode="false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tem Code</text:p>
          </table:table-cell>
          <table:table-cell office:value-type="string" calcext:value-type="string">
            <text:p>Number purchased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broken</text:p>
          </table:table-cell>
        </table:table-row>
      </table:table>
      <table:table table:name="Status" table:style-name="ta3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Operational</text:p>
          </table:table-cell>
          <table:table-cell office:value-type="string" calcext:value-type="string">
            <text:p>Not broken, in apartment or stock</text:p>
          </table:table-cell>
        </table:table-row>
        <table:table-row table:style-name="ro1">
          <table:table-cell office:value-type="string" calcext:value-type="string">
            <text:p>Non-Operational</text:p>
          </table:table-cell>
          <table:table-cell office:value-type="string" calcext:value-type="string">
            <text:p>Broken, maybe returned to store for repair</text:p>
          </table:table-cell>
        </table:table-row>
      </table:table>
      <table:named-expressions>
        <table:named-expression table:name="_modems" table:base-cell-address="$'Item List'.$A$1" table:expression=""/>
      </table:named-expressions>
      <table:database-ranges>
        <table:database-range table:name="__Anonymous_Sheet_DB__2" table:target-range-address="Switch.J1:Switch.K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0" number:min-decimal-places="0" number:min-integer-digits="1" number:grouping="true"/>
      <number:text> months</number:text>
    </number:number-style>
    <number:number-style style:name="N137P0" style:volatile="true">
      <number:number number:decimal-places="0" number:min-decimal-places="0" number:min-integer-digits="1" number:grouping="true"/>
      <number:text> CHF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CHF</number:text>
      <style:map style:condition="value()&gt;=0" style:apply-style-name="N137P0"/>
    </number:number-style>
    <number:percentage-style style:name="N140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40P1" style:volatile="true">
      <style:text-properties fo:color="#ff0000"/>
      <number:text>-</number:text>
      <number:number number:decimal-places="0" number:min-decimal-places="0" number:min-integer-digits="1"/>
      <number:text>%</number:text>
    </number:percentage-style>
    <number:percentage-style style:name="N140">
      <number:text>    </number:text>
      <number:number number:decimal-places="0" number:min-decimal-places="0" number:min-integer-digits="1"/>
      <number:text>%</number:text>
      <style:map style:condition="value()&gt;0" style:apply-style-name="N140P0"/>
      <style:map style:condition="value()&lt;0" style:apply-style-name="N140P1"/>
    </number:percentage-style>
    <number:number-style style:name="N141">
      <number:number number:decimal-places="1" number:min-decimal-places="1"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333333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first-page-number="continue" style:scale-to="100%"/>
      <style:header-style>
        <style:header-footer-properties fo:margin-left="0cm" fo:margin-right="0cm" fo:margin-bottom="2.251cm"/>
      </style:header-style>
      <style:footer-style>
        <style:header-footer-properties fo:margin-left="0cm" fo:margin-right="0cm" fo:margin-top="2.251cm"/>
      </style:footer-style>
    </style:page-layout>
    <style:style style:name="MT1" style:family="text">
      <style:text-properties fo:color="#333333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.00.0000</text:date>, <text:time style:data-style-name="N2" text:time-value="20:44:15.5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20_estimation_28_by_20_building_29_" style:display-name="PageStyle_overall estimation(by building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1" style:display-name="PageStyle_overall estimation(by building)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2" style:display-name="PageStyle_overall estimation(by building)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3" style:display-name="PageStyle_overall estimation(by building)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4" style:display-name="PageStyle_overall estimation(by building)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mas Tomazinas</meta:initial-creator>
    <meta:creation-date>2021-10-01T23:33:59.47</meta:creation-date>
    <dc:date>2021-10-03T21:28:41.587000000</dc:date>
    <meta:editing-duration>PT4H33M27S</meta:editing-duration>
    <meta:editing-cycles>23</meta:editing-cycles>
    <meta:generator>LibreOffice/7.1.3.2$Windows_X86_64 LibreOffice_project/47f78053abe362b9384784d31a6e56f8511eb1c1</meta:generator>
    <meta:document-statistic meta:table-count="8" meta:cell-count="951" meta:object-count="0"/>
  </office:meta>
</office:document-meta>
</file>